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1354in" fo:margin-left="1.7229in" fo:margin-right="2.0667in" table:align="margins" style:may-break-between-rows="false"/>
    </style:style>
    <style:style style:name="Table1.A" style:family="table-column">
      <style:table-column-properties style:column-width="1.0521in" style:rel-column-width="21990*"/>
    </style:style>
    <style:style style:name="Table1.B" style:family="table-column">
      <style:table-column-properties style:column-width="1.3646in" style:rel-column-width="28521*"/>
    </style:style>
    <style:style style:name="Table1.C" style:family="table-column">
      <style:table-column-properties style:column-width="0.7188in" style:rel-column-width="1502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2" style:family="table">
      <style:table-properties style:width="3.45in" table:align="center"/>
    </style:style>
    <style:style style:name="Table2.A" style:family="table-column">
      <style:table-column-properties style:column-width="0.6451in"/>
    </style:style>
    <style:style style:name="Table2.B" style:family="table-column">
      <style:table-column-properties style:column-width="0.8444in"/>
    </style:style>
    <style:style style:name="Table2.C" style:family="table-column">
      <style:table-column-properties style:column-width="0.9285in"/>
    </style:style>
    <style:style style:name="Table2.D" style:family="table-column">
      <style:table-column-properties style:column-width="1.031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Times New Roman1" fo:font-style="normal" style:font-name-asian="Lucida Sans Unicode" style:font-style-asian="normal" style:font-name-complex="Tahoma" style:font-style-complex="normal"/>
    </style:style>
    <style:style style:name="P7" style:family="paragraph" style:parent-style-name="Text_20_body">
      <style:paragraph-properties fo:break-before="page"/>
    </style:style>
    <style:style style:name="P8" style:family="paragraph" style:parent-style-name="Table_20_Contents">
      <style:text-properties style:font-name="Times New Roman1" fo:font-size="12pt"/>
    </style:style>
    <style:style style:name="P9" style:family="paragraph" style:parent-style-name="Table_20_Contents">
      <style:paragraph-properties fo:text-align="start" style:justify-single-word="false"/>
      <style:text-properties style:font-name="Times New Roman1" fo:font-size="12pt"/>
    </style:style>
    <style:style style:name="P10"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1" style:family="paragraph" style:parent-style-name="Table_20_Contents">
      <style:paragraph-properties fo:text-align="center" style:justify-single-word="false"/>
      <style:text-properties style:font-name="Times New Roman1" fo:font-size="12pt"/>
    </style:style>
    <style:style style:name="P12" style:family="paragraph" style:parent-style-name="Table_20_Contents">
      <style:paragraph-properties fo:text-align="end" style:justify-single-word="false"/>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Heading">
      <style:text-properties style:font-name="Times New Roman1" fo:font-size="12pt"/>
    </style:style>
    <style:style style:name="P15" style:family="paragraph" style:parent-style-name="Table_20_Heading">
      <style:paragraph-properties fo:text-align="end" style:justify-single-word="false"/>
      <style:text-properties style:font-name="Times New Roman1" fo:font-size="12pt"/>
    </style:style>
    <style:style style:name="P16" style:family="paragraph" style:parent-style-name="Pseudocode">
      <style:paragraph-properties fo:margin-left="0.5in" fo:margin-right="0in" fo:text-indent="0in" style:auto-text-indent="false"/>
      <style:text-properties fo:font-style="normal" style:font-style-asian="normal" style:font-style-complex="normal"/>
    </style:style>
    <style:style style:name="P17" style:family="paragraph" style:parent-style-name="Pseudocode">
      <style:paragraph-properties fo:margin-left="0.75in" fo:margin-right="0in" fo:text-indent="0in" style:auto-text-indent="false"/>
      <style:text-properties fo:font-style="normal" style:font-style-asian="normal" style:font-style-complex="normal"/>
    </style:style>
    <style:style style:name="P18" style:family="paragraph" style:parent-style-name="Pseudocode">
      <style:paragraph-properties fo:margin-left="1in" fo:margin-right="0in" fo:text-indent="0in" style:auto-text-indent="false"/>
      <style:text-properties fo:font-style="normal" style:font-style-asian="normal" style:font-style-complex="normal"/>
    </style:style>
    <style:style style:name="P19" style:family="paragraph" style:parent-style-name="Text_20_body">
      <style:paragraph-properties fo:margin-left="0in" fo:margin-right="0in" fo:text-indent="0in" style:auto-text-indent="false"/>
      <style:text-properties fo:font-style="normal" style:font-style-asian="normal" style:font-style-complex="normal"/>
    </style:style>
    <style:style style:name="P20" style:family="paragraph" style:parent-style-name="Standard">
      <style:paragraph-properties fo:text-align="center" style:justify-single-word="false"/>
    </style:style>
    <style:style style:name="P21" style:family="paragraph" style:parent-style-name="Definitions">
      <style:text-properties fo:font-style="normal" style:font-style-asian="normal" style:font-style-complex="normal"/>
    </style:style>
    <style:style style:name="P22" style:family="paragraph" style:parent-style-name="Definitions">
      <style:text-properties fo:font-style="italic" style:font-style-asian="italic" style:font-style-complex="italic"/>
    </style:style>
    <style:style style:name="P23" style:family="paragraph" style:parent-style-name="Pseudocode">
      <style:text-properties fo:font-style="normal" style:font-style-asian="normal" style:font-style-complex="normal"/>
    </style:style>
    <style:style style:name="P24" style:family="paragraph" style:parent-style-name="Pseudocode">
      <style:paragraph-properties fo:margin-left="1in" fo:margin-right="0in" fo:text-indent="0in" style:auto-text-indent="false"/>
      <style:text-properties fo:font-style="normal" style:font-style-asian="normal" style:font-style-complex="normal"/>
    </style:style>
    <style:style style:name="P25" style:family="paragraph" style:parent-style-name="Pseudocode">
      <style:paragraph-properties fo:margin-left="0in" fo:margin-right="0in" fo:text-indent="0in" style:auto-text-indent="false"/>
      <style:text-properties fo:font-style="normal" style:font-style-asian="normal" style:font-style-complex="normal"/>
    </style:style>
    <style:style style:name="P26" style:family="paragraph" style:parent-style-name="Definitions">
      <style:text-properties fo:font-style="normal" style:font-style-asian="normal" style:font-style-complex="normal"/>
    </style:style>
    <style:style style:name="P27" style:family="paragraph" style:parent-style-name="Text_20_body" style:list-style-name="L1"/>
    <style:style style:name="P28" style:family="paragraph" style:parent-style-name="Text_20_body" style:list-style-name="L3"/>
    <style:style style:name="P29" style:family="paragraph" style:parent-style-name="Text_20_body">
      <style:text-properties fo:font-style="normal" style:font-style-asian="normal" style:font-style-complex="normal"/>
    </style:style>
    <style:style style:name="P30" style:family="paragraph" style:parent-style-name="Text_20_body" style:list-style-name="L4">
      <style:text-properties fo:font-style="normal" style:font-style-asian="normal" style:font-style-complex="normal"/>
    </style:style>
    <style:style style:name="P31" style:family="paragraph" style:parent-style-name="Text_20_body" style:list-style-name="L9">
      <style:text-properties fo:font-style="normal" style:font-style-asian="normal" style:font-style-complex="normal"/>
    </style:style>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1">
      <style:text-properties fo:font-style="italic" style:font-style-asian="italic" style:font-style-complex="italic"/>
    </style:style>
    <style:style style:name="P38" style:family="paragraph" style:parent-style-name="Text_20_body" style:list-style-name="L12">
      <style:text-properties fo:font-style="italic" style:font-style-asian="italic" style:font-style-complex="italic"/>
    </style:style>
    <style:style style:name="P39" style:family="paragraph" style:parent-style-name="Text_20_body" style:list-style-name="L1">
      <style:paragraph-properties fo:margin-left="0.4925in" fo:margin-right="0in" fo:text-indent="-0.25in" style:auto-text-indent="false"/>
    </style:style>
    <style:style style:name="P40" style:family="paragraph" style:parent-style-name="Text_20_body" style:list-style-name="L1">
      <style:paragraph-properties fo:margin-left="0.4925in" fo:margin-right="0in" fo:text-indent="-0.25in" style:auto-text-indent="false"/>
      <style:text-properties fo:font-style="normal" style:font-style-asian="normal" style:font-style-complex="normal"/>
    </style:style>
    <style:style style:name="P41" style:family="paragraph" style:parent-style-name="Text_20_body" style:list-style-name="L1">
      <style:paragraph-properties fo:margin-left="0.5in" fo:margin-right="0in" fo:text-indent="-0.25in" style:auto-text-indent="false"/>
    </style:style>
    <style:style style:name="P42" style:family="paragraph" style:parent-style-name="Text_20_body" style:list-style-name="L1">
      <style:paragraph-properties fo:margin-left="0.9846in" fo:margin-right="0in" fo:text-indent="-0.25in" style:auto-text-indent="false"/>
    </style:style>
    <style:style style:name="P43" style:family="paragraph" style:parent-style-name="Text_20_body" style:list-style-name="L1">
      <style:paragraph-properties fo:margin-left="0.9846in" fo:margin-right="0in" fo:text-indent="-0.25in" style:auto-text-indent="false"/>
      <style:text-properties fo:font-style="normal" style:font-style-asian="normal" style:font-style-complex="normal"/>
    </style:style>
    <style:style style:name="P44" style:family="paragraph" style:parent-style-name="Text_20_body" style:list-style-name="L1">
      <style:paragraph-properties fo:margin-left="1.4772in" fo:margin-right="0in" fo:text-indent="-0.25in" style:auto-text-indent="false"/>
    </style:style>
    <style:style style:name="P45" style:family="paragraph" style:parent-style-name="Text_20_body" style:list-style-name="L1">
      <style:paragraph-properties fo:margin-left="1in" fo:margin-right="0in" fo:text-indent="-0.25in" style:auto-text-indent="false"/>
    </style:style>
    <style:style style:name="P46" style:family="paragraph" style:parent-style-name="Heading_20_2">
      <style:text-properties fo:font-style="normal" style:font-style-asian="normal" style:font-style-complex="normal"/>
    </style:style>
    <style:style style:name="P47" style:family="paragraph" style:parent-style-name="Heading_20_3">
      <style:text-properties fo:font-style="normal" style:font-style-asian="normal" style:font-style-complex="normal"/>
    </style:style>
    <style:style style:name="P48" style:family="paragraph" style:parent-style-name="Contents_20_3">
      <style:paragraph-properties>
        <style:tab-stops>
          <style:tab-stop style:position="6.5319in" style:type="right" style:leader-style="dotted" style:leader-text="."/>
        </style:tab-stops>
      </style:paragraph-properties>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Contents_20_2">
      <style:paragraph-properties>
        <style:tab-stops>
          <style:tab-stop style:position="6.7283in" style:type="right" style:leader-style="dotted" style:leader-text="."/>
        </style:tab-stops>
      </style:paragraph-properties>
    </style:style>
    <style:style style:name="P51" style:family="paragraph" style:parent-style-name="Footnote" style:list-style-name="L2"/>
    <style:style style:name="T1" style:family="text">
      <style:text-properties style:font-name="Courier"/>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font-name="Courier1"/>
    </style:style>
    <style:style style:name="T7" style:family="text">
      <style:text-properties style:font-name="Luxi Sans" style:font-name-asian="Luxi Sans" style:font-name-complex="Luxi Sans"/>
    </style:style>
    <style:style style:name="T8" style:family="text">
      <style:text-properties style:font-name="Luxi Sans" fo:font-style="normal" style:font-name-asian="Luxi Sans" style:font-style-asian="normal" style:font-name-complex="Luxi Sans" style:font-style-complex="normal"/>
    </style:style>
    <style:style style:name="T9" style:family="text">
      <style:text-properties style:font-name="Times New Roman1" style:font-name-asian="Lucida Sans Unicode" style:font-name-complex="Tahoma"/>
    </style:style>
    <style:style style:name="T10" style:family="text">
      <style:text-properties style:font-name="Times New Roman1" fo:font-style="normal" style:font-name-asian="Lucida Sans Unicode" style:font-style-asian="normal" style:font-name-complex="Tahoma"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Attrition</text:p>
      <text:p text:style-name="Subtitle">Athena S&amp;RO Simulation, V1</text:p>
      <text:p text:style-name="Subtitle">June 2009</text:p>
      <text:p text:style-name="Text_20_body"/>
      <text:p text:style-name="Text_20_body"/>
      <text:p text:style-name="Text_20_body"/>
      <text:p text:style-name="Text_20_body"/>
      <text:p text:style-name="Text_20_body"/>
      <text:p text:style-name="P20">Joe Provenzano</text:p>
      <text:p text:style-name="P20">William H. Duquette</text:p>
      <text:p text:style-name="P20"/>
      <text:p text:style-name="P1">Jet Propulsion Laboratory</text:p>
      <text:p text:style-name="P1"/>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text:s/>1.Introduction<text:tab/>3</text:p>
          <text:p text:style-name="P50"><text:s/>1.1 Scope<text:tab/>3</text:p>
          <text:p text:style-name="P50"><text:s/>1.2 Attrition in the Real World<text:tab/>3</text:p>
          <text:p text:style-name="P50"><text:s/>1.3 Requirements for Spiral 1<text:tab/>4</text:p>
          <text:p text:style-name="P50"><text:s/>1.4 Requirements for Later Spirals<text:tab/>6</text:p>
          <text:p text:style-name="P50"><text:s/>1.5 Simplifying Assumptions<text:tab/>6</text:p>
          <text:p text:style-name="P49"><text:s/>2.Group and Unit Attributes<text:tab/>8</text:p>
          <text:p text:style-name="P50"><text:s/>2.1 Group Relationships<text:tab/>8</text:p>
          <text:p text:style-name="P50"><text:s/>2.2 Composite Cooperation<text:tab/>8</text:p>
          <text:p text:style-name="P50"><text:s/>2.3 Uniformed vs. Non-Uniformed Forces<text:tab/>9</text:p>
          <text:p text:style-name="P50"><text:s/>2.4 Units and Unit Activities<text:tab/>9</text:p>
          <text:p text:style-name="P50"><text:s/>2.5 Unit Number and Unit Size<text:tab/>10</text:p>
          <text:p text:style-name="P49"><text:s/>3.Attrition<text:tab/>11</text:p>
          <text:p text:style-name="P50"><text:s/>3.1 Antagonists<text:tab/>11</text:p>
          <text:p text:style-name="P48"><text:s/>3.1.1 Civilian Antagonists<text:tab/>11</text:p>
          <text:p text:style-name="P48"><text:s/>3.1.2 Attacking ROEs<text:tab/>11</text:p>
          <text:p text:style-name="P48"><text:s/>3.1.3 Defending ROEs<text:tab/>12</text:p>
          <text:p text:style-name="P50"><text:s/>3.2 The Attrition Cycle<text:tab/>13</text:p>
          <text:p text:style-name="P50"><text:s/>3.3 Computing Attrition<text:tab/>13</text:p>
          <text:p text:style-name="P48"><text:s/>3.3.1 Uniformed vs. Non-uniformed<text:tab/>13</text:p>
          <text:p text:style-name="P48"><text:s/>3.3.2 Non-uniformed vs. Uniformed<text:tab/>16</text:p>
          <text:p text:style-name="P50"><text:s/>3.4 Applying Attrition<text:tab/>18</text:p>
          <text:p text:style-name="P48"><text:s/>3.4.1 Force Group Attrition<text:tab/>19</text:p>
          <text:p text:style-name="P48"><text:s/>3.4.2 Civilian Attrition<text:tab/>19</text:p>
          <text:p text:style-name="P49"><text:s/>4.Militant Civilians<text:tab/>20</text:p>
          <text:p text:style-name="P49"><text:s/>5.Recruitment<text:tab/>21</text:p>
          <text:p text:style-name="P50"><text:s/>5.1 Group Recruitment Mode<text:tab/>21</text:p>
          <text:p text:style-name="P50"><text:s/>5.2 Voluntary Recruitment<text:tab/>21</text:p>
        </text:index-body>
      </text:table-of-content>
      <text:p text:style-name="Text_20_body"/>
      <text:h text:style-name="Heading_20_1" text:outline-level="1">Introduction</text:h>
      <text:p text:style-name="Text_20_body">The Athena Attrition Model (AAM, pronounced “aim”) will model attrition to units and implicit civilians. The plan for AAM in Spiral One is to have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will model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h text:style-name="Heading_20_2" text:outline-level="2">Scope</text:h>
      <text:p text:style-name="Text_20_body">This document is a preliminary draft of a portion of the <text:span text:style-name="T2">Athena Analyst's Guide</text:span>. <text:s/>It is limited to discussion of the Athena Attrition Model. <text:s/>Thus, familiar concepts from prior JNEM/Athena development (e.g., neighborhoods, groups, units, and so forth) will be used without explanation.</text:p>
      <text:h text:style-name="Heading_20_2" text:outline-level="2">Attrition in the Real World</text:h>
      <text:p text:style-name="Text_20_body"><text:span text:style-name="T3">Attrition</text:span><text:span text:style-name="T4">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text:soft-page-break/>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One. </text:p>
      <text:h text:style-name="Heading_20_2" text:outline-level="2">Requirements for Spiral 1</text:h>
      <text:list xml:id="list166760970" text:style-name="L1">
        <text:list-item>
          <text:p text:style-name="P27">Attrition shall take place in neighborhoods, based on the groups present in the neighborhood.</text:p>
        </text:list-item>
        <text:list-item>
          <text:p text:style-name="P39">Force groups are present in neighborhoods as unit personnel, i.e., as visible unit icons.</text:p>
        </text:list-item>
        <text:list-item>
          <text:p text:style-name="P41">Force groups may be designated as <text:span text:style-name="T2">uniformed</text:span><text:span text:style-name="T5"> or </text:span><text:span text:style-name="T2">non-uniformed</text:span><text:span text:style-name="T5">.</text:span></text:p>
        </text:list-item>
        <text:list-item>
          <text:p text:style-name="P39">Organization groups are also present in neighborhoods as unit personnel, i.e., as visible unit icons.</text:p>
        </text:list-item>
        <text:list-item>
          <text:p text:style-name="P39">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39">Crowds of civilians (simple or complex) will not be represented.<text:note text:id="ftn1" text:note-class="footnote"><text:note-citation>1</text:note-citation><text:note-body><text:p text:style-name="Footnote">At Athena's timescale, most crowd-related phenomena are events rather than situations.</text:p></text:note-body></text:note></text:p>
        </text:list-item>
        <text:list-item>
          <text:p text:style-name="P39">For convenience,</text:p>
        </text:list-item>
        <text:list-item>
          <text:p text:style-name="P42">A Uniformed Force (UF) is the collection of all units within a neighborhood that belong to a particular force group that is designated as <text:span text:style-name="T5">uniformed</text:span><text:span text:style-name="T2">.</text:span></text:p>
        </text:list-item>
        <text:list-item>
          <text:p text:style-name="P43">A Non-uniformed Force (NF) is the collection of all units within a neighborhood that belong to a particular force group it is designated as non-uniformed.</text:p>
        </text:list-item>
        <text:list-item>
          <text:p text:style-name="P43">A Civilian "Force" (C) is a population of implicit or explicit civilians belonging to some civilian group in the neighborhood.</text:p>
        </text:list-item>
        <text:list-item>
          <text:p text:style-name="P43">An Organization "Force" (O) is the collection of all units within a neighborhood that belong to a particular organization group.</text:p>
        </text:list-item>
        <text:list-item>
          <text:p text:style-name="P40"><text:soft-page-break/>A neighborhood may contain any combination of UFs, NFs, Cs, and Os.</text:p>
        </text:list-item>
        <text:list-item>
          <text:p text:style-name="P27">Groups may be friendly, enemy, or neutral with each other, based on the value of their relationships.</text:p>
        </text:list-item>
        <text:list-item>
          <text:p text:style-name="P27">Attrition occurs during engagements between enemy forces.</text:p>
        </text:list-item>
        <text:list-item>
          <text:p text:style-name="P27">AAM shall model attrition caused by the following types of engagement:</text:p>
        </text:list-item>
        <text:list-item>
          <text:p text:style-name="P42">UF vs. NF</text:p>
        </text:list-item>
        <text:list-item>
          <text:p text:style-name="P44">UF hunting down enemy NF.</text:p>
        </text:list-item>
        <text:list-item>
          <text:p text:style-name="P44">NF ambushing enemy UF.</text:p>
        </text:list-item>
        <text:list-item>
          <text:p text:style-name="P45">Collateral damage to C from all engagements between forces.</text:p>
        </text:list-item>
        <text:list-item>
          <text:p text:style-name="P39">All casualties from attrition will be kills; there will be no computation of wounded.</text:p>
        </text:list-item>
        <text:list-item>
          <text:p text:style-name="P39">All attrition to O will be handled by magic input.</text:p>
        </text:list-item>
        <text:list-item>
          <text:p text:style-name="P39">All mass killings of C by any group will be handled by magic input.</text:p>
        </text:list-item>
        <text:list-item>
          <text:p text:style-name="P27">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2" text:note-class="footnote"><text:note-citation>2</text:note-citation><text:note-body><text:p text:style-name="Footnote">In future spirals we will add:</text:p><text:list xml:id="list1389262151" text:style-name="L2"><text:list-item><text:p text:style-name="P51"><text:s text:c="2"/>Levels of coercion (mere threatening vs. actual killing)</text:p></text:list-item><text:list-item><text:p text:style-name="P51"><text:s text:c="2"/>Tipping points (Moshe Kress's NPS coercion model)</text:p></text:list-item><text:list-item><text:p text:style-name="P51"><text:s text:c="2"/>Time to become effective</text:p></text:list-item><text:list-item><text:p text:style-name="P51"><text:s text:c="2"/>Levels of effectiveness based on presence of other forces and their activities</text:p></text:list-item><text:list-item><text:p text:style-name="P51"><text:s text:c="2"/>Explicit attrition to civilians for purposes of coercion</text:p></text:list-item></text:list></text:note-body></text:note></text:p>
        </text:list-item>
        <text:list-item>
          <text:p text:style-name="P42">Putting more troops into a neighborhood allows greater opportunity for coercion.</text:p>
        </text:list-item>
        <text:list-item>
          <text:p text:style-name="P27">NF requires funding/resources in order to conduct attacks against UF.</text:p>
        </text:list-item>
        <text:list-item>
          <text:p text:style-name="P42">Reducing NF funding/resources shall reduce the number of attacks that NF can initiate against UF.</text:p>
        </text:list-item>
        <text:list-item>
          <text:p text:style-name="P39">A UF can hunt down enemy NF in a neighborhood. <text:s/>In this case, the UF will benefit if it can <text:soft-page-break/>increase the cooperation of the population with itself and decrease the cooperation of the population with the NF, as follows:</text:p>
        </text:list-item>
        <text:list-item>
          <text:p text:style-name="P42">Fewer attacks on UF by NF</text:p>
        </text:list-item>
        <text:list-item>
          <text:p text:style-name="P42">Better loss exchange rates for UF when NF does attack</text:p>
        </text:list-item>
        <text:list-item>
          <text:p text:style-name="P42">More attacks by UF against NF with less collateral damage to C on each attack.</text:p>
        </text:list-item>
        <text:list-item>
          <text:p text:style-name="P39">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
      <text:h text:style-name="Heading_20_2" text:outline-level="2">Requirements for Later Spirals</text:h>
      <text:list xml:id="list186322529" text:continue-list="list166760970" text:style-name="L1">
        <text:list-item>
          <text:p text:style-name="P39">Force groups shall be allowed to recruit new members from the militant pools of local civilian groups.</text:p>
        </text:list-item>
        <text:list-item>
          <text:p text:style-name="P39">Individual units shall be designated as Uniformed or Non-uniformed, allowing a single force group to have both UF and NF.</text:p>
        </text:list-item>
        <text:list-item>
          <text:p text:style-name="P27">AAM shall <text:s/>model attrition caused by the following types of engagement.</text:p>
        </text:list-item>
        <text:list-item>
          <text:p text:style-name="P42">C vs. C</text:p>
        </text:list-item>
        <text:list-item>
          <text:p text:style-name="P42">UF vs. UF </text:p>
        </text:list-item>
        <text:list-item>
          <text:p text:style-name="P42">NF vs. NF</text:p>
        </text:list-item>
        <text:list-item>
          <text:p text:style-name="P42">Collateral damage to O from all engagements between forces.</text:p>
        </text:list-item>
      </text:list>
      <text:h text:style-name="Heading_20_2" text:outline-level="2">Simplifying Assumptions</text:h>
      <text:p text:style-name="Text_20_body">In order to keep AAM within the realm of the possible in Spiral One we will make the following simplifying assumptions:</text:p>
      <text:list xml:id="list1134382361" text:style-name="L3">
        <text:list-item>
          <text:p text:style-name="P28"><text:s/>There will be fewer NFs than UFs in most neighborhoods</text:p>
        </text:list-item>
        <text:list-item>
          <text:p text:style-name="P28"><text:s/>NFs will avoid pitched battles with enemy UFs </text:p>
        </text:list-item>
        <text:list-item>
          <text:p text:style-name="P28"><text:soft-page-break/><text:s/>NFs will ambush UFs to inflict a few casualties and then run in order to limit their own casualties</text:p>
        </text:list-item>
        <text:list-item>
          <text:p text:style-name="P28"><text:s/>When a UF discovers an NF cell, the UF will attack with overwhelming force and suffer no casualties</text:p>
        </text:list-item>
        <text:list-item>
          <text:p text:style-name="P28"><text:s/>Neither UFs nor NFs will intentionally kill civilians in this model.<text:note text:id="ftn3" text:note-class="footnote"><text:note-citation>3</text:note-citation><text:note-body><text:p text:style-name="Footnote">Mass killings can be handled via magic input. <text:s/>Killing as a coercion technique will not be explicit in Spiral One.</text:p></text:note-body></text:note></text:p>
        </text:list-item>
        <text:list-item>
          <text:p text:style-name="P28"><text:s/>NFs will not explicitly use crowds to promote unrest or otherwise further their agenda in Spiral One.</text:p>
        </text:list-item>
        <text:list-item>
          <text:p text:style-name="P28">UFs will cause collateral damage (the killing of civilian bystanders) when attacking or defending against NFs. NFs will not kill civilians when they attack or are attacked by UF.</text:p>
        </text:list-item>
        <text:list-item>
          <text:p text:style-name="P28">There is no direct UF vs. UF or NF vs. NF conflict within the playbox.</text:p>
        </text:list-item>
      </text:list>
      <text:p text:style-name="Text_20_body"/>
      <text:h text:style-name="Heading_20_1" text:outline-level="1">Group and Unit Attributes</text:h>
      <text:h text:style-name="Heading_20_2" text:outline-level="2"><text:bookmark-start text:name="__RefHeading__33450827"/>Group Relationships<text:bookmark-end text:name="__RefHeading__33450827"/></text:h>
      <text:p text:style-name="Text_20_body">The relationship between two groups is a number <text:span text:style-name="T2">R</text:span> where <draw:frame draw:style-name="fr1" draw:name="Object2" text:anchor-type="as-char" svg:width="1.0783in" svg:height="0.2339in" draw:z-index="4"><draw:object xlink:href="./Object 3" xlink:type="simple" xlink:show="embed" xlink:actuate="onLoad"/><draw:image xlink:href="./ObjectReplacements/Object 3" xlink:type="simple" xlink:show="embed" xlink:actuate="onLoad"/></draw:frame>. <text:s/>The magnitude of the number indicates the intensity of the relationship. <text:s/>When <draw:frame draw:style-name="fr1" draw:name="Object1" text:anchor-type="as-char" svg:width="0.5307in" svg:height="0.2339in" draw:z-index="5"><draw:object xlink:href="./Object 4" xlink:type="simple" xlink:show="embed" xlink:actuate="onLoad"/><draw:image xlink:href="./ObjectReplacements/Object 4" xlink:type="simple" xlink:show="embed" xlink:actuate="onLoad"/></draw:frame> the two groups are perfect friends; when <draw:frame draw:style-name="fr1" draw:name="Object3" text:anchor-type="as-char" svg:width="0.6535in" svg:height="0.2339in" draw:z-index="6"><draw:object xlink:href="./Object 5" xlink:type="simple" xlink:show="embed" xlink:actuate="onLoad"/><draw:image xlink:href="./ObjectReplacements/Object 5" xlink:type="simple" xlink:show="embed" xlink:actuate="onLoad"/></draw:frame> the two groups are perfect enemies. <text:s/>A group always has a relationship of 1.0 with itself; otherwise, realistic relationships are in the range <draw:frame draw:style-name="fr1" draw:name="Object4" text:anchor-type="as-char" svg:width="1.0862in" svg:height="0.2339in" draw:z-index="7"><draw:object xlink:href="./Object 6" xlink:type="simple" xlink:show="embed" xlink:actuate="onLoad"/><draw:image xlink:href="./ObjectReplacements/Object 6" xlink:type="simple" xlink:show="embed" xlink:actuate="onLoad"/></draw:frame>. <text:s/>We categorize relationships as follows:<text:note text:id="ftn4" text:note-class="footnote"><text:note-citation>4</text:note-citation><text:note-body><text:p text:style-name="Footnote">This table is implemented as the <text:span text:style-name="T1">grel</text:span> type in simlib(n).</text:p></text:note-body></text:note></text:p>
      <table:table table:name="Table1" table:style-name="Table1">
        <table:table-column table:style-name="Table1.A"/>
        <table:table-column table:style-name="Table1.B"/>
        <table:table-column table:style-name="Table1.C"/>
        <table:table-row>
          <table:table-cell table:style-name="Table1.A1" office:value-type="string">
            <text:p text:style-name="P14">CATEGORY</text:p>
          </table:table-cell>
          <table:table-cell table:style-name="Table1.A1" office:value-type="string">
            <text:p text:style-name="P14">RANGE</text:p>
          </table:table-cell>
          <table:table-cell table:style-name="Table1.C1" office:value-type="string">
            <text:p text:style-name="P15">VALUE</text:p>
          </table:table-cell>
        </table:table-row>
        <table:table-row>
          <table:table-cell table:style-name="Table1.A2" office:value-type="string">
            <text:p text:style-name="P9">FRIEND</text:p>
          </table:table-cell>
          <table:table-cell table:style-name="Table1.A2" office:value-type="string">
            <text:p text:style-name="P11"><draw:frame draw:style-name="fr1" draw:name="Object84" text:anchor-type="as-char" svg:width="0.9492in" svg:height="0.2346in" draw:z-index="8"><draw:object xlink:href="./Object 7" xlink:type="simple" xlink:show="embed" xlink:actuate="onLoad"/><draw:image xlink:href="./ObjectReplacements/Object 7" xlink:type="simple" xlink:show="embed" xlink:actuate="onLoad"/></draw:frame></text:p>
          </table:table-cell>
          <table:table-cell table:style-name="Table1.C2" office:value-type="float" office:value="0.5">
            <text:p text:style-name="P12">0.5</text:p>
          </table:table-cell>
        </table:table-row>
        <table:table-row>
          <table:table-cell table:style-name="Table1.A2" office:value-type="string">
            <text:p text:style-name="P9">NEUTRAL</text:p>
          </table:table-cell>
          <table:table-cell table:style-name="Table1.A2" office:value-type="string">
            <text:p text:style-name="P11"><draw:frame draw:style-name="fr1" draw:name="Object85" text:anchor-type="as-char" svg:width="1.0839in" svg:height="0.2346in" draw:z-index="12"><draw:object xlink:href="./Object 8" xlink:type="simple" xlink:show="embed" xlink:actuate="onLoad"/><draw:image xlink:href="./ObjectReplacements/Object 8" xlink:type="simple" xlink:show="embed" xlink:actuate="onLoad"/></draw:frame></text:p>
          </table:table-cell>
          <table:table-cell table:style-name="Table1.C2" office:value-type="float" office:value="0.1">
            <text:p text:style-name="P12">0.1</text:p>
          </table:table-cell>
        </table:table-row>
        <table:table-row>
          <table:table-cell table:style-name="Table1.A2" office:value-type="string">
            <text:p text:style-name="P9">ENEMY</text:p>
          </table:table-cell>
          <table:table-cell table:style-name="Table1.A2" office:value-type="string">
            <text:p text:style-name="P11"><draw:frame draw:style-name="fr1" draw:name="Object86" text:anchor-type="as-char" svg:width="1.2071in" svg:height="0.2346in" draw:z-index="13"><draw:object xlink:href="./Object 9" xlink:type="simple" xlink:show="embed" xlink:actuate="onLoad"/><draw:image xlink:href="./ObjectReplacements/Object 9" xlink:type="simple" xlink:show="embed" xlink:actuate="onLoad"/></draw:frame></text:p>
          </table:table-cell>
          <table:table-cell table:style-name="Table1.C4" office:value-type="string">
            <text:p text:style-name="P12"><draw:frame draw:style-name="fr1" draw:name="Object37" text:anchor-type="as-char" svg:width="0.3437in" svg:height="0.2346in" draw:z-index="16"><draw:object xlink:href="./Object 40" xlink:type="simple" xlink:show="embed" xlink:actuate="onLoad"/><draw:image xlink:href="./ObjectReplacements/Object 40" xlink:type="simple" xlink:show="embed" xlink:actuate="onLoad"/></draw:frame></text:p>
          </table:table-cell>
        </table:table-row>
      </table:table>
      <text:p text:style-name="Text_20_body"/>
      <text:p text:style-name="Text_20_body">Note that relationships need not be symmetric: group A might be NEUTRAL to B while B considers A an ENEMY. <text:s/>Given two groups <text:span text:style-name="T2">f</text:span><text:span text:style-name="T5"> and </text:span><text:span text:style-name="T2">g</text:span><text:span text:style-name="T5">, then, the relationship between </text:span><text:span text:style-name="T2">f</text:span><text:span text:style-name="T5"> and </text:span><text:span text:style-name="T2">g</text:span><text:span text:style-name="T5"> from the point of view of </text:span><text:span text:style-name="T2">f</text:span><text:span text:style-name="T5"> is called </text:span><text:span text:style-name="T5"><draw:frame draw:style-name="fr1" draw:name="Object5" text:anchor-type="as-char" svg:width="0.2146in" svg:height="0.2772in" draw:z-index="0"><draw:object xlink:href="./Object 1" xlink:type="simple" xlink:show="embed" xlink:actuate="onLoad"/><draw:image xlink:href="./ObjectReplacements/Object 1" xlink:type="simple" xlink:show="embed" xlink:actuate="onLoad"/></draw:frame></text:span><text:span text:style-name="T5">. <text:s/>When we speak of group </text:span><text:span text:style-name="T2">f</text:span><text:span text:style-name="T5"> attacking its enemies, then, we mean the groups </text:span><text:span text:style-name="T2">g</text:span><text:span text:style-name="T5"> for which </text:span><text:span text:style-name="T5"><draw:frame draw:style-name="fr1" draw:name="Object6" text:anchor-type="as-char" svg:width="0.2146in" svg:height="0.2772in" draw:z-index="1"><draw:object xlink:href="./Object 2" xlink:type="simple" xlink:show="embed" xlink:actuate="onLoad"/><draw:image xlink:href="./ObjectReplacements/Object 2" xlink:type="simple" xlink:show="embed" xlink:actuate="onLoad"/></draw:frame></text:span><text:span text:style-name="T5"> is the ENEMY range shown in the table.</text:span></text:p>
      <text:h text:style-name="P46" text:outline-level="2">Composite Cooperation</text:h>
      <text:p text:style-name="P2">GRAM models the cooperation of neighborhood groups with force groups. <text:s/>AAM will use a new summary figure, the composite cooperation of the neighborhood as a whole with a force group. <text:s/>The composite cooperation is computed as follows:</text:p>
      <text:p text:style-name="Text_20_body"><text:span text:style-name="T5"><text:tab/></text:span><text:span text:style-name="T5"><draw:frame draw:style-name="fr1" draw:name="Object7" text:anchor-type="as-char" svg:width="1.9075in" svg:height="0.7953in" draw:z-index="17"><draw:object xlink:href="./Object 10" xlink:type="simple" xlink:show="embed" xlink:actuate="onLoad"/><draw:image xlink:href="./ObjectReplacements/Object 10" xlink:type="simple" xlink:show="embed" xlink:actuate="onLoad"/></draw:frame></text:span></text:p>
      <text:h text:style-name="P46" text:outline-level="2"><text:soft-page-break/>Uniformed vs. Non-Uniformed Forces</text:h>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h text:style-name="P46" text:outline-level="2">Units and Unit Activities</text:h>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21">CHECKPOINT</text:p>
      <text:p text:style-name="P21">CMO_CONSTRUCTION <text:s text:c="3"/></text:p>
      <text:p text:style-name="P21">CMO_DEVELOPMENT <text:s text:c="4"/></text:p>
      <text:p text:style-name="P21">CMO_EDUCATION <text:s text:c="6"/></text:p>
      <text:p text:style-name="P21">CMO_EMPLOYMENT <text:s text:c="5"/></text:p>
      <text:p text:style-name="P21">CMO_HEALTHCARE <text:s text:c="5"/></text:p>
      <text:p text:style-name="P21">CMO_INDUSTRY <text:s text:c="7"/></text:p>
      <text:p text:style-name="P21">CMO_INFRASTRUCTURE <text:s/></text:p>
      <text:p text:style-name="P21">CMO_LAW_ENFORCEMENT </text:p>
      <text:p text:style-name="P21">CMO_OTHER <text:s text:c="10"/></text:p>
      <text:p text:style-name="Definitions"><text:span text:style-name="T5">COERCION <text:s text:c="10"/></text:span><text:s/></text:p>
      <text:p text:style-name="P21">CRIMINAL_ACTIVITIES </text:p>
      <text:p text:style-name="P21">CURFEW <text:s text:c="13"/></text:p>
      <text:p text:style-name="P21">PATROL <text:s text:c="13"/></text:p>
      <text:p text:style-name="Definitions"><text:span text:style-name="T5">PSYOP </text:span></text:p>
      <text:p text:style-name="Definitions"><text:span text:style-name="T5"><text:s/></text:span></text:p>
      <text:p text:style-name="P2">We assume that casualties among assigned personnel will be replaced from the pool of unassigned personnel. <text:s/>Thus, units assigned the activity NONE will be attrited first.</text:p>
      <text:h text:style-name="P46" text:outline-level="2"><text:soft-page-break/>Unit Number and Unit Size</text:h>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h text:style-name="Heading_20_1" text:outline-level="1">Attrition</text:h>
      <text:p text:style-name="Text_20_body">This section explains how attrition is actually computed.</text:p>
      <text:h text:style-name="Heading_20_2" text:outline-level="2">Antagonists</text:h>
      <text:p text:style-name="Text_20_body">Neighborhood <text:span text:style-name="T2">n</text:span><text:span text:style-name="T5"> can contain the kinds of forces listed in Section : NF, UF, and C.</text:span><text:span text:style-name="T5"><text:note text:id="ftn5" text:note-class="footnote"><text:note-citation>5</text:note-citation><text:note-body><text:p text:style-name="Footnote">We are ignoring organization group "forces" in Spiral One.</text:p></text:note-body></text:note></text:span><text:span text:style-name="T5"> <text:s/>Attrition occurs when two forces </text:span><text:span text:style-name="T2">a</text:span><text:span text:style-name="T5"> and </text:span><text:span text:style-name="T2">b</text:span><text:span text:style-name="T5"> are antagonists as defined in this section.</text:span></text:p>
      <text:h text:style-name="P47" text:outline-level="3">Civilian Antagonists</text:h>
      <text:p text:style-name="P3">This model is deferred until after Spiral One.</text:p>
      <text:p text:style-name="Text_20_body"><text:span text:style-name="T5">A civilian "force" is simply a neighborhood group. <text:s/>Two neighborhood groups are antagonistic if at least one regards the other as an ENEMY. <text:s/>We can compute the degree of antagonism between groups </text:span><text:span text:style-name="T2">nf</text:span><text:span text:style-name="T5"> and </text:span><text:span text:style-name="T2">ng</text:span><text:span text:style-name="T5"> as follows:</text:span></text:p>
      <text:p text:style-name="Text_20_body"><text:span text:style-name="T5"><text:tab/></text:span><text:span text:style-name="T5"><draw:frame draw:style-name="fr1" draw:name="Object21" text:anchor-type="as-char" svg:width="2.0701in" svg:height="0.278in" draw:z-index="18"><draw:object xlink:href="./Object 24" xlink:type="simple" xlink:show="embed" xlink:actuate="onLoad"/><draw:image xlink:href="./ObjectReplacements/Object 24" xlink:type="simple" xlink:show="embed" xlink:actuate="onLoad"/></draw:frame></text:span></text:p>
      <text:p text:style-name="Text_20_body"><text:span text:style-name="T5">If </text:span><text:span text:style-name="T5"><draw:frame draw:style-name="fr1" draw:name="Object20" text:anchor-type="as-char" svg:width="0.9189in" svg:height="0.2772in" draw:z-index="19"><draw:object xlink:href="./Object 23" xlink:type="simple" xlink:show="embed" xlink:actuate="onLoad"/><draw:image xlink:href="./ObjectReplacements/Object 23" xlink:type="simple" xlink:show="embed" xlink:actuate="onLoad"/></draw:frame></text:span><text:span text:style-name="T5"> falls in the ENEMY range, as shown in Section </text:span><text:span text:style-name="T5"><text:bookmark-ref text:reference-format="number" text:ref-name="__RefHeading__33450827"> 2.1 </text:bookmark-ref></text:span><text:span text:style-name="T5">, then groups </text:span><text:span text:style-name="T2">nf</text:span><text:span text:style-name="T5"> and </text:span><text:span text:style-name="T2">ng</text:span><text:span text:style-name="T5"> are antagonists, and will cause attrition to each other.</text:span></text:p>
      <text:h text:style-name="P47" text:outline-level="3">Attacking ROEs</text:h>
      <text:p text:style-name="P2">In Spiral One, uniformed forces (UF) may attack non-uniformed forces NF in a neighborhood, and vice versa. <text:s/>Other kinds of conflict are deferred until later spirals.</text:p>
      <text:p text:style-name="Text_20_body"><text:span text:style-name="T5">One force will attack each other only when ordered to do so by its Rules of Engagement. <text:s/>In principle, each UF has an </text:span><text:span text:style-name="T2">attacking ROE</text:span><text:span text:style-name="T5"> with respect to each NF, and each NF has an </text:span><text:span text:style-name="T2">attacking ROE</text:span><text:span text:style-name="T5"> with respect to each UF. <text:s text:c="3"/>This ROE may be set to </text:span></text:p>
      <text:list xml:id="list1519114754" text:style-name="L4">
        <text:list-item>
          <text:p text:style-name="P30">Attack</text:p>
        </text:list-item>
        <text:list-item>
          <text:p text:style-name="P30">Do Not Attack</text:p>
        </text:list-item>
      </text:list>
      <text:p text:style-name="P2"><text:soft-page-break/>An "Attack" ROE is further qualified by a Cooperation limit: a force will attack only if its composite cooperation with the residents of the neighborhood exceeds some value.</text:p>
      <text:p text:style-name="P2">In practice, Athena will only track ROEs set to "Attack"; if no ROE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Nbhood</text:p>
          </table:table-cell>
          <table:table-cell table:style-name="Table2.A1" office:value-type="string">
            <text:p text:style-name="P13"><text:s/><text:span text:style-name="T2">f</text:span></text:p>
          </table:table-cell>
          <table:table-cell table:style-name="Table2.A1" office:value-type="string">
            <text:p text:style-name="P10">g</text:p>
          </table:table-cell>
          <table:table-cell table:style-name="Table2.D1" office:value-type="string">
            <text:p text:style-name="P13">Coop. Limit</text:p>
          </table:table-cell>
        </table:table-row>
        <table:table-row>
          <table:table-cell table:style-name="Table2.A2" office:value-type="string">
            <text:p text:style-name="P8">N1</text:p>
          </table:table-cell>
          <table:table-cell table:style-name="Table2.A2" office:value-type="string">
            <text:p text:style-name="P8">BLUE</text:p>
          </table:table-cell>
          <table:table-cell table:style-name="Table2.A2" office:value-type="string">
            <text:p text:style-name="P8">ALQ</text:p>
          </table:table-cell>
          <table:table-cell table:style-name="Table2.D2" office:value-type="float" office:value="25">
            <text:p text:style-name="P8">25</text:p>
          </table:table-cell>
        </table:table-row>
        <table:table-row>
          <table:table-cell table:style-name="Table2.A2" office:value-type="string">
            <text:p text:style-name="P8">N1</text:p>
          </table:table-cell>
          <table:table-cell table:style-name="Table2.A2" office:value-type="string">
            <text:p text:style-name="P8">ALQ </text:p>
          </table:table-cell>
          <table:table-cell table:style-name="Table2.A2" office:value-type="string">
            <text:p text:style-name="P8">BLUE</text:p>
          </table:table-cell>
          <table:table-cell table:style-name="Table2.D2" office:value-type="float" office:value="40">
            <text:p text:style-name="P8">40</text:p>
          </table:table-cell>
        </table:table-row>
        <table:table-row>
          <table:table-cell table:style-name="Table2.A2" office:value-type="string">
            <text:p text:style-name="P8">N2</text:p>
          </table:table-cell>
          <table:table-cell table:style-name="Table2.A2" office:value-type="string">
            <text:p text:style-name="P8">ALQ</text:p>
          </table:table-cell>
          <table:table-cell table:style-name="Table2.A2" office:value-type="string">
            <text:p text:style-name="P8">BLUE</text:p>
          </table:table-cell>
          <table:table-cell table:style-name="Table2.D2" office:value-type="float" office:value="40">
            <text:p text:style-name="P8">40</text:p>
          </table:table-cell>
        </table:table-row>
      </table:table>
      <text:p text:style-name="P2"/>
      <text:p text:style-name="P2">This table indicates that Blue has been ordered to attack Al Qaeda in neighborhood N1 provided that cooperation of the residents of N1 with Blue is at least 25%. <text:s/>Al Qaeda will attack Blue in both neighborhoods, given at least 40% cooperation. <text:s/></text:p>
      <text:h text:style-name="Heading_20_3" text:outline-level="3">Defending ROEs</text:h>
      <text:p text:style-name="Text_20_body">In addition to its Attacking ROEs, each uniformed force has a Defending ROE, which can have one of two values:</text:p>
      <text:list xml:id="list1247787148" text:style-name="L5">
        <text:list-item>
          <text:p text:style-name="P32">FIRE_BACK: Fire back immediately if fired upon</text:p>
        </text:list-item>
        <text:list-item>
          <text:p text:style-name="P32">HOLD_FIRE: Do not fire back</text:p>
        </text:list-item>
      </text:list>
      <text:p text:style-name="Text_20_body">Eventually, we may wish to have a third defensive option:</text:p>
      <text:list xml:id="list1443270956" text:continue-numbering="true" text:style-name="L5">
        <text:list-item>
          <text:p text:style-name="P32">Don't fire back unless the enemy continues to engage.</text:p>
        </text:list-item>
      </text:list>
      <text:p text:style-name="Text_20_body">However, in Spiral One this ROE affects only the response of a UF when attacked by an NF, and in the Spiral One algorithm the NF will never continue to engage.</text:p>
      <text:p text:style-name="Text_20_body">This Defending ROE is defined for every UF in each neighborhood. <text:s/></text:p>
      <text:p text:style-name="Text_20_body"/>
      <text:h text:style-name="Heading_20_2" text:outline-level="2"><text:soft-page-break/>The Attrition Cycle</text:h>
      <text:p text:style-name="Text_20_body">Attrition will be computed at regular intervals; the default interval is one week, i.e., 7 ticks,<text:note text:id="ftn6" text:note-class="footnote"><text:note-citation>6</text:note-citation><text:note-body><text:p text:style-name="Footnote">parmdb(5): <text:span text:style-name="T6">attrition.interval</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2">n,</text:span></text:p>
      <text:p text:style-name="P16">Determine each pair <text:span text:style-name="T2">a,b</text:span> of antagonists in <text:span text:style-name="T2">n</text:span>.</text:p>
      <text:p text:style-name="P16">For each pair <text:span text:style-name="T2">a,b</text:span></text:p>
      <text:p text:style-name="P17">Compute attrition for each pair, according to the kind of antagonists.</text:p>
      <text:p text:style-name="P18">UF vs. NF</text:p>
      <text:p text:style-name="P18">NF vs. UF</text:p>
      <text:p text:style-name="P25"><text:tab/><text:tab/><text:tab/>Accumulate the attrition to each force.</text:p>
      <text:p text:style-name="P16">Apply all attrition at the end.</text:p>
      <text:p text:style-name="P16"/>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h text:style-name="Heading_20_2" text:outline-level="2">Computing Attrition</text:h>
      <text:h text:style-name="Heading_20_3" text:outline-level="3">Uniformed vs. Non-uniformed</text:h>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1037119565" text:style-name="L6">
        <text:list-item>
          <text:p text:style-name="P33">The number of troops in the UF: the more troops, the more chance of contact.</text:p>
        </text:list-item>
        <text:list-item>
          <text:p text:style-name="P33">Exposure of the UF troops to the population (i.e., the UF units are assigned activities that imply contact with the locas); you can't find the bad guys while guarding the base.</text:p>
        </text:list-item>
        <text:list-item>
          <text:p text:style-name="P33"><text:soft-page-break/>Increased cooperation of the civilians with the UF, because the UF will get more intel.</text:p>
        </text:list-item>
        <text:list-item>
          <text:p text:style-name="P33">Decreased cooperation of the civilians with the NF, because the civilians are less likely to warn the NF of an impending attack.</text:p>
        </text:list-item>
        <text:list-item>
          <text:p text:style-name="P33">The number of troops in the NF: the more troops, the easier they are to find.</text:p>
        </text:list-item>
      </text:list>
      <text:p text:style-name="Text_20_body"><text:s/>Let</text:p>
      <text:p text:style-name="Definitions"><text:span text:style-name="T5"><draw:frame draw:style-name="fr1" draw:name="Object27" text:anchor-type="as-char" svg:width="0.2382in" svg:height="0.2398in" draw:z-index="20"><draw:object xlink:href="./Object 30" xlink:type="simple" xlink:show="embed" xlink:actuate="onLoad"/><draw:image xlink:href="./ObjectReplacements/Object 30" xlink:type="simple" xlink:show="embed" xlink:actuate="onLoad"/></draw:frame></text:span><text:span text:style-name="T5"><text:tab/>=<text:tab/>The duration of the attrition interval in days</text:span></text:p>
      <text:p text:style-name="Definitions"><text:span text:style-name="T5"><draw:frame draw:style-name="fr1" draw:name="Object22" text:anchor-type="as-char" svg:width="0.278in" svg:height="0.278in" draw:z-index="21"><draw:object xlink:href="./Object 25" xlink:type="simple" xlink:show="embed" xlink:actuate="onLoad"/><draw:image xlink:href="./ObjectReplacements/Object 25" xlink:type="simple" xlink:show="embed" xlink:actuate="onLoad"/></draw:frame></text:span><text:span text:style-name="T5"><text:tab/>=<text:tab/>The composite cooperation of the civilians in </text:span>n<text:span text:style-name="T5"> with the NF.</text:span></text:p>
      <text:p text:style-name="Definitions"><text:span text:style-name="T5"><draw:frame draw:style-name="fr1" draw:name="Object23" text:anchor-type="as-char" svg:width="0.2772in" svg:height="0.278in" draw:z-index="22"><draw:object xlink:href="./Object 26" xlink:type="simple" xlink:show="embed" xlink:actuate="onLoad"/><draw:image xlink:href="./ObjectReplacements/Object 26" xlink:type="simple" xlink:show="embed" xlink:actuate="onLoad"/></draw:frame></text:span><text:span text:style-name="T5"><text:tab/>=<text:tab/>The composite cooperation of the civilians in </text:span><text:span text:style-name="T2">n</text:span><text:span text:style-name="T5"> with the UF.</text:span></text:p>
      <text:p text:style-name="Definitions"><text:span text:style-name="T5"><draw:frame draw:style-name="fr1" draw:name="Object38" text:anchor-type="as-char" svg:width="0.2043in" svg:height="0.2772in" draw:z-index="23"><draw:object xlink:href="./Object 41" xlink:type="simple" xlink:show="embed" xlink:actuate="onLoad"/><draw:image xlink:href="./ObjectReplacements/Object 41" xlink:type="simple" xlink:show="embed" xlink:actuate="onLoad"/></draw:frame></text:span><text:span text:style-name="T5"><text:tab/>=<text:tab/>The possible number of attacks by the UF on the NF during the interval.</text:span></text:p>
      <text:p text:style-name="Definitions"><text:span text:style-name="T5"><draw:frame draw:style-name="fr1" draw:name="Object24" text:anchor-type="as-char" svg:width="0.1953in" svg:height="0.2772in" draw:z-index="24"><draw:object xlink:href="./Object 27" xlink:type="simple" xlink:show="embed" xlink:actuate="onLoad"/><draw:image xlink:href="./ObjectReplacements/Object 27" xlink:type="simple" xlink:show="embed" xlink:actuate="onLoad"/></draw:frame></text:span><text:span text:style-name="T5"><text:tab/>=<text:tab/>The actual number of <text:s/>attacks by the UF on the NF during the interval</text:span></text:p>
      <text:p text:style-name="Definitions"><draw:frame draw:style-name="fr1" draw:name="Object25" text:anchor-type="as-char" svg:width="0.3728in" svg:height="0.2772in" draw:z-index="25"><draw:object xlink:href="./Object 28" xlink:type="simple" xlink:show="embed" xlink:actuate="onLoad"/><draw:image xlink:href="./ObjectReplacements/Object 28" xlink:type="simple" xlink:show="embed" xlink:actuate="onLoad"/></draw:frame><text:span text:style-name="T5"><text:tab/>=<text:tab/>The actual coverage fraction of the UF considering exposed units only.</text:span><text:span text:style-name="T5"><text:note text:id="ftn8" text:note-class="footnote"><text:note-citation>7</text:note-citation><text:note-body><text:p text:style-name="Footnote">Computed in-line using a coverage function TBD defined in parmdb(5).</text:p></text:note-body></text:note></text:span></text:p>
      <text:p text:style-name="Definitions"><text:span text:style-name="T5"><draw:frame draw:style-name="fr1" draw:name="Object31" text:anchor-type="as-char" svg:width="0.6634in" svg:height="0.278in" draw:z-index="26"><draw:object xlink:href="./Object 34" xlink:type="simple" xlink:show="embed" xlink:actuate="onLoad"/><draw:image xlink:href="./ObjectReplacements/Object 34" xlink:type="simple" xlink:show="embed" xlink:actuate="onLoad"/></draw:frame></text:span><text:span text:style-name="T5"><text:tab/>=<text:tab/>The nominal coverage fraction of the UF for this algorithm.</text:span><text:span text:style-name="T5"><text:note text:id="ftn9" text:note-class="footnote"><text:note-citation>8</text:note-citation><text:note-body><text:p text:style-name="Footnote">parmdb(5): TBD</text:p></text:note-body></text:note></text:span></text:p>
      <text:p text:style-name="Definitions"><text:span text:style-name="T5"><draw:frame draw:style-name="fr1" draw:name="Object26" text:anchor-type="as-char" svg:width="0.3728in" svg:height="0.2772in" draw:z-index="27"><draw:object xlink:href="./Object 29" xlink:type="simple" xlink:show="embed" xlink:actuate="onLoad"/><draw:image xlink:href="./ObjectReplacements/Object 29" xlink:type="simple" xlink:show="embed" xlink:actuate="onLoad"/></draw:frame></text:span><text:span text:style-name="T5"><text:tab/>=<text:tab/>The coverage fraction of the NF.</text:span><text:span text:style-name="T5"><text:note text:id="ftn10" text:note-class="footnote"><text:note-citation>9</text:note-citation><text:note-body><text:p text:style-name="Footnote">Computed in-line using a coverage function TBD defined in parmdb(5) and identical to the COERCION coverage function by default.</text:p></text:note-body></text:note></text:span><text:span text:style-name="T5"><text:tab/></text:span></text:p>
      <text:p text:style-name="Definitions"><draw:frame draw:style-name="fr1" draw:name="Object32" text:anchor-type="as-char" svg:width="0.6638in" svg:height="0.278in" draw:z-index="28"><draw:object xlink:href="./Object 35" xlink:type="simple" xlink:show="embed" xlink:actuate="onLoad"/><draw:image xlink:href="./ObjectReplacements/Object 35" xlink:type="simple" xlink:show="embed" xlink:actuate="onLoad"/></draw:frame><text:span text:style-name="T5"><text:tab/>=<text:tab/>The nominal coverage fraction of the NF for this algorithm.</text:span><text:span text:style-name="T5"><text:note text:id="ftn11" text:note-class="footnote"><text:note-citation>10</text:note-citation><text:note-body><text:p text:style-name="Footnote">parmdb(5): TBD</text:p></text:note-body></text:note></text:span></text:p>
      <text:p text:style-name="Definitions"><text:span text:style-name="T2">TF<text:tab/>=<text:tab/></text:span><text:span text:style-name="T5">The average time to find an NF cell, given equal cooperation and the nominal coverage fractions.</text:span><text:span text:style-name="T5"><text:note text:id="ftn12" text:note-class="footnote"><text:note-citation>11</text:note-citation><text:note-body><text:p text:style-name="Footnote">parmdb(5): <text:span text:style-name="Code">TBD</text:span></text:p></text:note-body></text:note></text:span><text:span text:style-name="T5"> <text:s/>This is the parameter that drives this part of the model.</text:span></text:p>
      <text:p text:style-name="P21"/>
      <text:p text:style-name="P2">Then, we compute the possible number of attacks as follows:</text:p>
      <text:p text:style-name="Text_20_body"><text:span text:style-name="T5"><text:tab/></text:span><text:span text:style-name="T5"><draw:frame draw:style-name="fr1" draw:name="Object28" text:anchor-type="as-char" svg:width="4.128in" svg:height="0.6366in" draw:z-index="2"><draw:object xlink:href="./Object 31" xlink:type="simple" xlink:show="embed" xlink:actuate="onLoad"/><draw:image xlink:href="./ObjectReplacements/Object 31" xlink:type="simple" xlink:show="embed" xlink:actuate="onLoad"/></draw:frame></text:span></text:p>
      <text:p text:style-name="Text_20_body"><text:span text:style-name="T5">Thus, when the cooperation levels are balanced (</text:span><text:span text:style-name="T5"><draw:frame draw:style-name="fr1" draw:name="Object29" text:anchor-type="as-char" svg:width="0.7661in" svg:height="0.278in" draw:z-index="3"><draw:object xlink:href="./Object 32" xlink:type="simple" xlink:show="embed" xlink:actuate="onLoad"/><draw:image xlink:href="./ObjectReplacements/Object 32" xlink:type="simple" xlink:show="embed" xlink:actuate="onLoad"/></draw:frame></text:span><text:span text:style-name="T5">), and when the coverage fractions are at their nominal levels, we get precisely the average number of attacks during the interval</text:span></text:p>
      <text:p text:style-name="Text_20_body"><text:soft-page-break/><text:span text:style-name="T5"><text:tab/></text:span><text:span text:style-name="T5"><draw:frame draw:style-name="fr1" draw:name="Object30" text:anchor-type="as-char" svg:width="1.1772in" svg:height="0.548in" draw:z-index="9"><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5"><text:tab/>The average number of troops per NF cell.</text:span><text:span text:style-name="T5"><text:note text:id="ftn13" text:note-class="footnote"><text:note-citation>12</text:note-citation><text:note-body><text:p text:style-name="Footnote">Initially, this will be a parmdb(5) value. <text:s/>Later, it might be allowed to vary by group and neighborhood. </text:p></text:note-body></text:note></text:span></text:p>
      <text:p text:style-name="Definitions"><text:span text:style-name="T5"><draw:frame draw:style-name="fr1" draw:name="Object34" text:anchor-type="as-char" svg:width="0.8189in" svg:height="0.2772in" draw:z-index="10"><draw:object xlink:href="./Object 37" xlink:type="simple" xlink:show="embed" xlink:actuate="onLoad"/><draw:image xlink:href="./ObjectReplacements/Object 37" xlink:type="simple" xlink:show="embed" xlink:actuate="onLoad"/></draw:frame></text:span><text:span text:style-name="T5"><text:tab/>=<text:tab/>The number of NF troops in the neighborhood.</text:span></text:p>
      <text:p text:style-name="P21"/>
      <text:p text:style-name="P2">The number of cells is then</text:p>
      <text:p text:style-name="Text_20_body"><text:tab/><draw:frame draw:style-name="fr1" draw:name="Object33" text:anchor-type="as-char" svg:width="1.9256in" svg:height="0.589in" draw:z-index="11"><draw:object xlink:href="./Object 36" xlink:type="simple" xlink:show="embed" xlink:actuate="onLoad"/><draw:image xlink:href="./ObjectReplacements/Object 36" xlink:type="simple" xlink:show="embed" xlink:actuate="onLoad"/></draw:frame></text:p>
      <text:p text:style-name="P2">Since each attack kills an entire cell, the actual number of attacks cannot exceed the number of cells:</text:p>
      <text:p text:style-name="P2"><text:tab/><draw:frame draw:style-name="fr1" draw:name="Object39" text:anchor-type="as-char" svg:width="1.428in" svg:height="0.278in" draw:z-index="29"><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5"><text:tab/></text:span><text:span text:style-name="T5"><draw:frame draw:style-name="fr1" draw:name="Object36" text:anchor-type="as-char" svg:width="2.6634in" svg:height="0.278in" draw:z-index="14"><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2"><draw:frame draw:style-name="fr1" draw:name="Object40" text:anchor-type="as-char" svg:width="0.2772in" svg:height="0.2772in" draw:z-index="30"><draw:object xlink:href="./Object 43" xlink:type="simple" xlink:show="embed" xlink:actuate="onLoad"/><draw:image xlink:href="./ObjectReplacements/Object 43" xlink:type="simple" xlink:show="embed" xlink:actuate="onLoad"/></draw:frame></text:span><text:span text:style-name="T2"><text:tab/>=<text:tab/></text:span><text:span text:style-name="T5">The nominal composite cooperation of the neighborhood with the UF for this algorithm.</text:span><text:span text:style-name="T5"><text:note text:id="ftn0" text:note-class="footnote"><text:note-citation>13</text:note-citation><text:note-body><text:p text:style-name="Footnote">parmdb(5): TBD</text:p></text:note-body></text:note></text:span><text:span text:style-name="T2"><text:tab/></text:span></text:p>
      <text:p text:style-name="Definitions"><text:span text:style-name="T2">ECDA</text:span><text:span text:style-name="T5"><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2">ECDA</text:span><text:span text:style-name="T5"> is 2.0, then we expect two civilian casualties for each cell killed.</text:span><text:span text:style-name="T5"><text:note text:id="ftn14" text:note-class="footnote"><text:note-citation>14</text:note-citation><text:note-body><text:p text:style-name="Footnote">parmdb(5): <text:span text:style-name="Code"><text:span text:style-name="T5">TBD</text:span></text:span></text:p></text:note-body></text:note></text:span></text:p>
      <text:p text:style-name="P21"/>
      <text:p text:style-name="P2"><text:soft-page-break/>Then</text:p>
      <text:p text:style-name="Text_20_body"><text:span text:style-name="T5"><text:tab/></text:span><text:span text:style-name="T5"><draw:frame draw:style-name="fr1" draw:name="Object35" text:anchor-type="as-char" svg:width="3.0571in" svg:height="0.6366in" draw:z-index="15"><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7">—</text:span><text:span text:style-name="T9">but minimal cooperation (10% or less) can increase casualties by a factor of five.</text:span></text:p>
      <text:h text:style-name="Heading_20_3" text:outline-level="3">Non-uniformed vs. Uniformed</text:h>
      <text:p text:style-name="Text_20_body">An NF will attack a UF every time it can (given the ROE to attack). <text:s/>However, the number of such attacks is limited by the NF's resources, the availability of UF target opportunities, the cooperation of the civilian population with the NF, and the desire of the NF to limit their casualties. <text:s/>In particular, the number of potential attacks should:</text:p>
      <text:list xml:id="list2036218030" text:style-name="L7">
        <text:list-item>
          <text:p text:style-name="P34">Vary inversely with UF security</text:p>
        </text:list-item>
        <text:list-item>
          <text:p text:style-name="P34">Vary directly with the cooperation of the neighborhood with the NF.</text:p>
        </text:list-item>
        <text:list-item>
          <text:p text:style-name="P34">Vary directly with the coverage of moving UF units in the neighborhood.</text:p>
        </text:list-item>
        <text:list-item>
          <text:p text:style-name="P34">Be based on the NF's resources.</text:p>
        </text:list-item>
      </text:list>
      <text:p text:style-name="Text_20_body">First we compute <draw:frame draw:style-name="fr1" draw:name="Object41" text:anchor-type="as-char" svg:width="0.2043in" svg:height="0.2772in" draw:z-index="31"><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7638in" svg:height="0.6673in" draw:z-index="32"><draw:object xlink:href="./Object 45" xlink:type="simple" xlink:show="embed" xlink:actuate="onLoad"/><draw:image xlink:href="./ObjectReplacements/Object 45" xlink:type="simple" xlink:show="embed" xlink:actuate="onLoad"/></draw:frame></text:p>
      <text:p text:style-name="Text_20_body">where</text:p>
      <text:p text:style-name="Definitions"><draw:frame draw:style-name="fr1" draw:name="Object43" text:anchor-type="as-char" svg:width="0.3665in" svg:height="0.2772in" draw:z-index="33"><draw:object xlink:href="./Object 46" xlink:type="simple" xlink:show="embed" xlink:actuate="onLoad"/><draw:image xlink:href="./ObjectReplacements/Object 46" xlink:type="simple" xlink:show="embed" xlink:actuate="onLoad"/></draw:frame><text:tab/>=<text:span text:style-name="T5"><text:tab/>The nominal attack rate per day. <text:s/>This is computed from a Z-curve based on the NF's economic resources. <text:s/>The X-axis of the Z-curve is TBD. <text:s/>The linkage between the economic model and AAM is via the political model.</text:span></text:p>
      <text:p text:style-name="Definitions"><text:span text:style-name="T5"><draw:frame draw:style-name="fr1" draw:name="Object44" text:anchor-type="as-char" svg:width="0.6709in" svg:height="0.2772in" draw:z-index="34"><draw:object xlink:href="./Object 47" xlink:type="simple" xlink:show="embed" xlink:actuate="onLoad"/><draw:image xlink:href="./ObjectReplacements/Object 47" xlink:type="simple" xlink:show="embed" xlink:actuate="onLoad"/></draw:frame></text:span><text:span text:style-name="T5"><text:tab/>=<text:tab/>The UF's security in the neighborhood. <text:s/>Security ranges from -100 to +100.</text:span></text:p>
      <text:p text:style-name="Definitions"><text:soft-page-break/><text:span text:style-name="T5"><draw:frame draw:style-name="fr1" draw:name="Object45" text:anchor-type="as-char" svg:width="0.2772in" svg:height="0.2772in" draw:z-index="35"><draw:object xlink:href="./Object 48" xlink:type="simple" xlink:show="embed" xlink:actuate="onLoad"/><draw:image xlink:href="./ObjectReplacements/Object 48" xlink:type="simple" xlink:show="embed" xlink:actuate="onLoad"/></draw:frame></text:span><text:span text:style-name="T5"><text:tab/>=<text:tab/>The composite cooperation of the neighborhood with the NF.</text:span></text:p>
      <text:p text:style-name="Definitions"><draw:frame draw:style-name="fr1" draw:name="Object46" text:anchor-type="as-char" svg:width="0.278in" svg:height="0.2772in" draw:z-index="36"><draw:object xlink:href="./Object 49" xlink:type="simple" xlink:show="embed" xlink:actuate="onLoad"/><draw:image xlink:href="./ObjectReplacements/Object 49" xlink:type="simple" xlink:show="embed" xlink:actuate="onLoad"/></draw:frame><text:span text:style-name="T5"> <text:tab/>=<text:tab/>The nominal cooperation of the neighborhood with the NF for this algorithm.</text:span><text:span text:style-name="T5"><text:note text:id="ftn15" text:note-class="footnote"><text:note-citation>15</text:note-citation><text:note-body><text:p text:style-name="Footnote">parmdb(5): TBD</text:p></text:note-body></text:note></text:span></text:p>
      <text:p text:style-name="Definitions"><text:span text:style-name="T5"><draw:frame draw:style-name="fr1" draw:name="Object47" text:anchor-type="as-char" svg:width="0.3728in" svg:height="0.2772in" draw:z-index="37"><draw:object xlink:href="./Object 50" xlink:type="simple" xlink:show="embed" xlink:actuate="onLoad"/><draw:image xlink:href="./ObjectReplacements/Object 50" xlink:type="simple" xlink:show="embed" xlink:actuate="onLoad"/></draw:frame></text:span><text:span text:style-name="T5"><text:tab/>=<text:tab/>The actual coverage fraction of the UF considering exposed units only.</text:span><text:span text:style-name="T5"><text:note text:id="ftn16" text:note-class="footnote"><text:note-citation>16</text:note-citation><text:note-body><text:p text:style-name="Footnote">Computed in-line using a coverage function TBD defined in parmdb(5).</text:p></text:note-body></text:note></text:span></text:p>
      <text:p text:style-name="Definitions"><text:span text:style-name="T5"><draw:frame draw:style-name="fr1" draw:name="Object48" text:anchor-type="as-char" svg:width="0.6634in" svg:height="0.278in" draw:z-index="38"><draw:object xlink:href="./Object 51" xlink:type="simple" xlink:show="embed" xlink:actuate="onLoad"/><draw:image xlink:href="./ObjectReplacements/Object 51" xlink:type="simple" xlink:show="embed" xlink:actuate="onLoad"/></draw:frame></text:span><text:span text:style-name="T5"><text:tab/>=<text:tab/>The nominal coverage fraction of the UF for this algorithm.</text:span><text:span text:style-name="T5"><text:note text:id="ftn17" text:note-class="footnote"><text:note-citation>17</text:note-citation><text:note-body><text:p text:style-name="Footnote">parmdb(5): TBD</text:p></text:note-body></text:note></text:span><text:span text:style-name="T5"><text:tab/></text:span></text:p>
      <text:p text:style-name="Definitions"><draw:frame draw:style-name="fr1" draw:name="Object49" text:anchor-type="as-char" svg:width="0.2374in" svg:height="0.2398in" draw:z-index="39"><draw:object xlink:href="./Object 52" xlink:type="simple" xlink:show="embed" xlink:actuate="onLoad"/><draw:image xlink:href="./ObjectReplacements/Object 52" xlink:type="simple" xlink:show="embed" xlink:actuate="onLoad"/></draw:frame><text:span text:style-name="T5"><text:tab/>=<text:tab/>The duration of the attrition interval in days.</text:span></text:p>
      <text:p text:style-name="P21"/>
      <text:p text:style-name="P2">However, the number of actual attacks is limited by two things. <text:s/>First, the NF will not actually attack unless they can guarantee a minimum number of UF casualties; second, the NF must husband their forces and will not attack if they would take too many casualties. <text:s/>Consequently, we must next determine the number of NF casualties that will be incurred during any attack that kills enough UF personnel. <text:s/>If this number is too high, the NF will not attack at all during this time period. <text:s/>Consequently, let</text:p>
      <text:p text:style-name="Text_20_body"><text:span text:style-name="T5"><text:tab/></text:span><text:span text:style-name="T5"><draw:frame draw:style-name="fr1" draw:name="Object61" text:anchor-type="as-char" svg:width="3.0437in" svg:height="0.5992in" draw:z-index="42"><draw:object xlink:href="./Object 64" xlink:type="simple" xlink:show="embed" xlink:actuate="onLoad"/><draw:image xlink:href="./ObjectReplacements/Object 64" xlink:type="simple" xlink:show="embed" xlink:actuate="onLoad"/></draw:frame></text:span></text:p>
      <text:p text:style-name="P23"/>
      <text:p text:style-name="P2">where</text:p>
      <text:p text:style-name="P22"><draw:frame draw:style-name="fr1" draw:name="Object50" text:anchor-type="as-char" svg:width="0.5043in" svg:height="0.2772in" draw:z-index="48"><draw:object xlink:href="./Object 53" xlink:type="simple" xlink:show="embed" xlink:actuate="onLoad"/><draw:image xlink:href="./ObjectReplacements/Object 53" xlink:type="simple" xlink:show="embed" xlink:actuate="onLoad"/></draw:frame><text:span text:style-name="T5"><text:tab/>=<text:tab/>The minimum acceptable number of UF casualties per attack. <text:s/>The NF will commit just enough personnel to achieve this number of casualties.</text:span><text:span text:style-name="T5"><text:note text:id="ftn18" text:note-class="footnote"><text:note-citation>18</text:note-citation><text:note-body><text:p text:style-name="Footnote">parmdb(5): TBD</text:p></text:note-body></text:note></text:span></text:p>
      <text:p text:style-name="P22"><draw:frame draw:style-name="fr1" draw:name="Object51" text:anchor-type="as-char" svg:width="0.498in" svg:height="0.2772in" draw:z-index="49"><draw:object xlink:href="./Object 54" xlink:type="simple" xlink:show="embed" xlink:actuate="onLoad"/><draw:image xlink:href="./ObjectReplacements/Object 54" xlink:type="simple" xlink:show="embed" xlink:actuate="onLoad"/></draw:frame><text:span text:style-name="T5"><text:tab/>=<text:tab/>The number of NF casualties per attack</text:span></text:p>
      <text:p text:style-name="P22">ALER<text:span text:style-name="T5"><text:tab/>=<text:tab/>The Average Loss Exchange Ratio: the average number of UF casualties per NF casualty, when the UF fires back.</text:span><text:span text:style-name="T5"><text:note text:id="ftn7" text:note-class="footnote"><text:note-citation>19</text:note-citation><text:note-body><text:p text:style-name="Footnote">parmdb(5): TBD</text:p></text:note-body></text:note></text:span></text:p>
      <text:p text:style-name="P22"><text:span text:style-name="T5"><draw:frame draw:style-name="fr1" draw:name="Object55" text:anchor-type="as-char" svg:width="0.2772in" svg:height="0.2772in" draw:z-index="40"><draw:object xlink:href="./Object 58" xlink:type="simple" xlink:show="embed" xlink:actuate="onLoad"/><draw:image xlink:href="./ObjectReplacements/Object 58" xlink:type="simple" xlink:show="embed" xlink:actuate="onLoad"/></draw:frame></text:span><text:span text:style-name="T5"><text:tab/>=<text:tab/>The composite cooperation of the neighborhood with the NF.</text:span></text:p>
      <text:p text:style-name="P22"><text:span text:style-name="T5"><draw:frame draw:style-name="fr1" draw:name="Object56" text:anchor-type="as-char" svg:width="0.2772in" svg:height="0.278in" draw:z-index="41"><draw:object xlink:href="./Object 59" xlink:type="simple" xlink:show="embed" xlink:actuate="onLoad"/><draw:image xlink:href="./ObjectReplacements/Object 59" xlink:type="simple" xlink:show="embed" xlink:actuate="onLoad"/></draw:frame></text:span><text:span text:style-name="T5"><text:tab/>=<text:tab/>The composite cooperation of the neighborhood with the UF.</text:span></text:p>
      <text:p text:style-name="P21"/>
      <text:p text:style-name="Text_20_body"><text:span text:style-name="T5">The number of NF casualties actually incurred depends on the Defending ROE of the UF: if the UF is not allowed to fire back immediately, no NF personnel will be killed. <text:s/>However, the NF must make their plans presuming that the UF will fire back.</text:span></text:p>
      <text:p text:style-name="Text_20_body"><text:soft-page-break/><text:span text:style-name="T5">Thus, the NF will only attack if </text:span><text:span text:style-name="T5"><draw:frame draw:style-name="fr1" draw:name="Object52" text:anchor-type="as-char" svg:width="1.4811in" svg:height="0.2772in" draw:z-index="43"><draw:object xlink:href="./Object 55" xlink:type="simple" xlink:show="embed" xlink:actuate="onLoad"/><draw:image xlink:href="./ObjectReplacements/Object 55" xlink:type="simple" xlink:show="embed" xlink:actuate="onLoad"/></draw:frame></text:span><text:span text:style-name="T5">, where</text:span></text:p>
      <text:p text:style-name="Definitions"><text:span text:style-name="T5"><draw:frame draw:style-name="fr1" draw:name="Object53" text:anchor-type="as-char" svg:width="0.839in" svg:height="0.2772in" draw:z-index="44"><draw:object xlink:href="./Object 56" xlink:type="simple" xlink:show="embed" xlink:actuate="onLoad"/><draw:image xlink:href="./ObjectReplacements/Object 56" xlink:type="simple" xlink:show="embed" xlink:actuate="onLoad"/></draw:frame></text:span><text:span text:style-name="T5"><text:tab/>=<text:tab/>The maximum acceptable number of NF casualties per attack.</text:span><text:span text:style-name="T5"><text:note text:id="ftn20" text:note-class="footnote"><text:note-citation>20</text:note-citation><text:note-body><text:p text:style-name="Footnote">parmdb(5): TBD</text:p></text:note-body></text:note></text:span></text:p>
      <text:p text:style-name="P21"/>
      <text:p text:style-name="Text_20_body"><text:span text:style-name="T5">If the NF goes ahead and attacks, then the actual number of attacks, </text:span><text:span text:style-name="T5"><draw:frame draw:style-name="fr2" draw:name="Object57" text:anchor-type="as-char" svg:width="0.1953in" svg:height="0.2772in" draw:z-index="62"><draw:object xlink:href="./Object 60" xlink:type="simple" xlink:show="embed" xlink:actuate="onLoad"/><draw:image xlink:href="./ObjectReplacements/Object 60" xlink:type="simple" xlink:show="embed" xlink:actuate="onLoad"/></draw:frame></text:span><text:span text:style-name="T5">, is limited by the number of casualties the NF expects to incur:</text:span></text:p>
      <text:p text:style-name="Text_20_body"><text:span text:style-name="T5"><text:tab/></text:span><text:span text:style-name="T5"><draw:frame draw:style-name="fr2" draw:name="Object63" text:anchor-type="as-char" svg:width="2.3563in" svg:height="0.6992in" draw:z-index="63"><draw:object xlink:href="./Object 66" xlink:type="simple" xlink:show="embed" xlink:actuate="onLoad"/><draw:image xlink:href="./ObjectReplacements/Object 66" xlink:type="simple" xlink:show="embed" xlink:actuate="onLoad"/></draw:frame></text:span></text:p>
      <text:p text:style-name="Text_20_body"><text:span text:style-name="T5">The total number of UF casualties is then</text:span></text:p>
      <text:p text:style-name="Text_20_body"><text:span text:style-name="T5"><text:tab/></text:span><text:span text:style-name="T5"><draw:frame draw:style-name="fr1" draw:name="Object58" text:anchor-type="as-char" svg:width="1.4957in" svg:height="0.278in" draw:z-index="45"><draw:object xlink:href="./Object 61" xlink:type="simple" xlink:show="embed" xlink:actuate="onLoad"/><draw:image xlink:href="./ObjectReplacements/Object 61" xlink:type="simple" xlink:show="embed" xlink:actuate="onLoad"/></draw:frame></text:span></text:p>
      <text:p text:style-name="P2">If the UF's Defending ROE is FIRE_BACK, then the number of NF casualties is</text:p>
      <text:p text:style-name="Text_20_body"><text:span text:style-name="T5"><text:tab/></text:span><text:span text:style-name="T5"><draw:frame draw:style-name="fr1" draw:name="Object59" text:anchor-type="as-char" svg:width="1.9417in" svg:height="0.3055in" draw:z-index="46"><draw:object xlink:href="./Object 62" xlink:type="simple" xlink:show="embed" xlink:actuate="onLoad"/><draw:image xlink:href="./ObjectReplacements/Object 62" xlink:type="simple" xlink:show="embed" xlink:actuate="onLoad"/></draw:frame></text:span></text:p>
      <text:p text:style-name="Text_20_body"><text:span text:style-name="T5">Otherwise, no NF casualties are incurred.</text:span></text:p>
      <text:p text:style-name="Text_20_body"><text:span text:style-name="T5">For Spiral One we assume no collateral damage from the NF attack</text:span><text:span text:style-name="T8">—</text:span><text:span text:style-name="T10">NF does not want to kill civilians in these attacks, but would be glad if UF fired back and did kill some. <text:s/>Thus, civilian casualties occur only if the UF's Defending ROE is FIRE_BACK. <text:s/>In this case, the total number of civilian casualties is</text:span></text:p>
      <text:p text:style-name="Text_20_body"><text:span text:style-name="T10"><text:tab/></text:span><text:span text:style-name="T10"><draw:frame draw:style-name="fr1" draw:name="Object60" text:anchor-type="as-char" svg:width="1.6126in" svg:height="0.278in" draw:z-index="47"><draw:object xlink:href="./Object 63" xlink:type="simple" xlink:show="embed" xlink:actuate="onLoad"/><draw:image xlink:href="./ObjectReplacements/Object 63" xlink:type="simple" xlink:show="embed" xlink:actuate="onLoad"/></draw:frame></text:span></text:p>
      <text:p text:style-name="P6">where</text:p>
      <text:p text:style-name="Definitions"><text:span text:style-name="T10">ECDC<text:tab/>=<text:tab/>the Expected Collateral Damage per NF Casualty. <text:s/>This is a model parameter which depends on the urbanization level (urban, suburban, or rural) of the neighborhood.</text:span></text:p>
      <text:h text:style-name="P46" text:outline-level="2">Applying Attrition</text:h>
      <text:p text:style-name="P2">All attrition is computed before any attrition is applied to the neighborhood.</text:p>
      <text:h text:style-name="P47" text:outline-level="3"><text:soft-page-break/>Force Group Attrition</text:h>
      <text:p text:style-name="P2">As stated above, it is assumed that units with more important activities will be replenished with personnel from units with less important activities. <text:s/>Each activity will be assigned a priority, and NF and UF casualties will be allocated to units in this order. <text:s/>Activity NONE will have the lowest priority.</text:p>
      <text:p text:style-name="P2">The priority order is TBD, and will be determined by the Athena SMEs. </text:p>
      <text:p text:style-name="P2">Units with zero personnel will have a gray background on the map display.</text:p>
      <text:p text:style-name="P2">In Spiral Two, attacks on force groups should affect civilian attitudes, apart from any civilian casualties.</text:p>
      <text:h text:style-name="P47" text:outline-level="3">Civilian Attrition</text:h>
      <text:p text:style-name="P2">Civilian casualties will be allocated to neighborhood groups in proportion to the population of each group; casualties due to attrition will be accumulated by the demographic model (TBD). <text:s/>The effect of these casualties will be assessed by the CIVCAS ADA rule set.</text:p>
      <text:p text:style-name="Text_20_body"><text:span text:style-name="T5"/></text:p>
      <text:h text:style-name="Heading_20_1" text:outline-level="1"><text:bookmark-start text:name="__RefHeading__34371102"/>Militant Civilians<text:bookmark-end text:name="__RefHeading__34371102"/></text:h>
      <text:p text:style-name="P5">This model is preliminary, and will not be implemented until Spiral 2 or later.</text:p>
      <text:p text:style-name="Text_20_body">JNEM's concept of a hostile percentage and hostile civilian units will be replaced in Athena by the <text:span text:style-name="T2">militant percentage</text:span><text:span text:style-name="T5"> and the </text:span><text:span text:style-name="T2">militant pool</text:span><text:span text:style-name="T5">. <text:s/>A neighborhood group's militant pool is the collection of individuals in the group who are willing to take up arms. <text:s/>They will form a pool of individuals that can be recruited by force groups, and can, as civilians, attack other civilian groups in unorganized acts of violence (bombings, etc.). <text:s/>As implicit civilians, they will not attack units belonging to force or organization groups.</text:span></text:p>
      <text:p text:style-name="Text_20_body"><text:span text:style-name="T5">The size of the militant pool, </text:span><text:span text:style-name="T5"><draw:frame draw:style-name="fr1" draw:name="Object16" text:anchor-type="as-char" svg:width="0.8929in" svg:height="0.2772in" draw:z-index="50"><draw:object xlink:href="./Object 11" xlink:type="simple" xlink:show="embed" xlink:actuate="onLoad"/><draw:image xlink:href="./ObjectReplacements/Object 11" xlink:type="simple" xlink:show="embed" xlink:actuate="onLoad"/></draw:frame></text:span><text:span text:style-name="T5">, is determined by the militant percentage, </text:span><text:span text:style-name="T5"><draw:frame draw:style-name="fr1" draw:name="Object15" text:anchor-type="as-char" svg:width="0.5134in" svg:height="0.2772in" draw:z-index="51"><draw:object xlink:href="./Object 12" xlink:type="simple" xlink:show="embed" xlink:actuate="onLoad"/><draw:image xlink:href="./ObjectReplacements/Object 12" xlink:type="simple" xlink:show="embed" xlink:actuate="onLoad"/></draw:frame></text:span><text:span text:style-name="T5">, a number computed for each neighborhood group from the group's mood using a Z-curve and (eventually) a JOUT-like rule set:</text:span></text:p>
      <text:p text:style-name="Text_20_body"><text:span text:style-name="T5"><text:tab/></text:span><text:span text:style-name="T5"><draw:frame draw:style-name="fr1" draw:name="Object19" text:anchor-type="as-char" svg:width="2.6362in" svg:height="0.2772in" draw:z-index="52"><draw:object xlink:href="./Object 13" xlink:type="simple" xlink:show="embed" xlink:actuate="onLoad"/><draw:image xlink:href="./ObjectReplacements/Object 13" xlink:type="simple" xlink:show="embed" xlink:actuate="onLoad"/></draw:frame></text:span></text:p>
      <text:p text:style-name="Text_20_body"><text:span text:style-name="T5">The total number of militants recruited by force groups to date is called </text:span><text:span text:style-name="T5"><draw:frame draw:style-name="fr1" draw:name="Object17" text:anchor-type="as-char" svg:width="0.9228in" svg:height="0.2772in" draw:z-index="53"><draw:object xlink:href="./Object 14" xlink:type="simple" xlink:show="embed" xlink:actuate="onLoad"/><draw:image xlink:href="./ObjectReplacements/Object 14" xlink:type="simple" xlink:show="embed" xlink:actuate="onLoad"/></draw:frame></text:span><text:span text:style-name="T5">. <text:s/>The number of militants available to be recruited at any given time is therefore</text:span></text:p>
      <text:p text:style-name="Text_20_body"><text:span text:style-name="T5"><text:tab/></text:span><text:span text:style-name="T5"><draw:frame draw:style-name="fr1" draw:name="Object18" text:anchor-type="as-char" svg:width="3.7791in" svg:height="0.2772in" draw:z-index="54"><draw:object xlink:href="./Object 15" xlink:type="simple" xlink:show="embed" xlink:actuate="onLoad"/><draw:image xlink:href="./ObjectReplacements/Object 15" xlink:type="simple" xlink:show="embed" xlink:actuate="onLoad"/></draw:frame></text:span></text:p>
      <text:p text:style-name="P2">If the militant percentage drops, the number of previously recruited militants may exceed the currently available total, hence the need for the max() function.</text:p>
      <text:p text:style-name="P2">Initially, decreases in the militant percentage will not cause previously recruited militants to desert their force groups.</text:p>
      <text:h text:style-name="Heading_20_1" text:outline-level="1">Recruitment</text:h>
      <text:p text:style-name="P5">This model is preliminary, and will not be implemented until Spiral Two or later.</text:p>
      <text:h text:style-name="P46" text:outline-level="2">Group Recruitment Mode</text:h>
      <text:p text:style-name="P2">Every force group will have a recruitment mode. <text:s/>Initially, a force group may recruit friendly local civilians in the following ways:</text:p>
      <text:list xml:id="list1507430379" text:style-name="L9">
        <text:list-item>
          <text:p text:style-name="P31"><text:s/>No Recruitment</text:p>
        </text:list-item>
        <text:list-item>
          <text:p text:style-name="P31">Voluntary Recruitment</text:p>
        </text:list-item>
      </text:list>
      <text:p text:style-name="P19">In subsequent spirals, some explicit form of draft may also be modeled.</text:p>
      <text:h text:style-name="Heading_20_2" text:outline-level="2">Voluntary Recruitment</text:h>
      <text:p text:style-name="Text_20_body">At the beginning of each assessment cycle, each force group <text:span text:style-name="T2">f</text:span><text:span text:style-name="T5"> for</text:span> which voluntary recruitment is enabled may attempt to recruit new members from each friendly neighborhood group <text:span text:style-name="T2">ng</text:span>. <text:s/>Recruitment depends on:</text:p>
      <text:list xml:id="list912153297" text:style-name="L10">
        <text:list-item>
          <text:p text:style-name="P35"><draw:frame draw:style-name="fr1" draw:name="Object10" text:anchor-type="as-char" svg:width="0.1134in" svg:height="0.2752in" draw:z-index="55"><draw:object xlink:href="./Object 16" xlink:type="simple" xlink:show="embed" xlink:actuate="onLoad"/><draw:image xlink:href="./ObjectReplacements/Object 16" xlink:type="simple" xlink:show="embed" xlink:actuate="onLoad"/></draw:frame>, <draw:frame draw:style-name="fr1" draw:name="Object11" text:anchor-type="as-char" svg:width="0.1102in" svg:height="0.2752in" draw:z-index="56"><draw:object xlink:href="./Object 17" xlink:type="simple" xlink:show="embed" xlink:actuate="onLoad"/><draw:image xlink:href="./ObjectReplacements/Object 17" xlink:type="simple" xlink:show="embed" xlink:actuate="onLoad"/></draw:frame>, the start and end of the recruitment interval.</text:p>
        </text:list-item>
      </text:list>
      <text:list xml:id="list1705468823" text:style-name="L11">
        <text:list-item>
          <text:p text:style-name="P36"><draw:frame draw:style-name="fr1" draw:name="Object8" text:anchor-type="as-char" svg:width="1.1398in" svg:height="0.2772in" draw:z-index="57"><draw:object xlink:href="./Object 18" xlink:type="simple" xlink:show="embed" xlink:actuate="onLoad"/><draw:image xlink:href="./ObjectReplacements/Object 18" xlink:type="simple" xlink:show="embed" xlink:actuate="onLoad"/></draw:frame>, the number of members of the group's militant pool that have not yet been recruited as of the end of the interval. <text:s/>(See Section <text:bookmark-ref text:reference-format="number" text:ref-name="__RefHeading__34371102"> 4.</text:bookmark-ref>)</text:p>
        </text:list-item>
        <text:list-item>
          <text:p text:style-name="P36"><draw:frame draw:style-name="fr1" draw:name="Object9" text:anchor-type="as-char" svg:width="1.0339in" svg:height="0.2772in" draw:z-index="58"><draw:object xlink:href="./Object 19" xlink:type="simple" xlink:show="embed" xlink:actuate="onLoad"/><draw:image xlink:href="./ObjectReplacements/Object 19" xlink:type="simple" xlink:show="embed" xlink:actuate="onLoad"/></draw:frame>, the number of personnel force group <text:span text:style-name="T2">f</text:span><text:span text:style-name="T5"> has in the neighborhood during the interval. <text:s/>It is presumed that recruitment depends on face-to-face interactions between the group members.</text:span></text:p>
        </text:list-item>
        <text:list-item>
          <text:p text:style-name="P37">MVR<text:span text:style-name="T5">, the maximum vetting rate. <text:s/>It is presumed that force groups carefully vet new members, and that this takes time. <text:s/>The </text:span>MVR<text:span text:style-name="T5"> is the number of new members that can be recruited per day per current member in the neighborhood; it will be defined as a parmdb(5) parameter.</text:span></text:p>
        </text:list-item>
        <text:list-item>
          <text:p text:style-name="P37"><draw:frame draw:style-name="fr1" draw:name="Object14" text:anchor-type="as-char" svg:width="0.2484in" svg:height="0.2772in" draw:z-index="59"><draw:object xlink:href="./Object 20" xlink:type="simple" xlink:show="embed" xlink:actuate="onLoad"/><draw:image xlink:href="./ObjectReplacements/Object 20" xlink:type="simple" xlink:show="embed" xlink:actuate="onLoad"/></draw:frame><text:span text:style-name="T5"> and </text:span><text:span text:style-name="T5"><draw:frame draw:style-name="fr1" draw:name="Object13" text:anchor-type="as-char" svg:width="0.2484in" svg:height="0.2772in" draw:z-index="60"><draw:object xlink:href="./Object 21" xlink:type="simple" xlink:show="embed" xlink:actuate="onLoad"/><draw:image xlink:href="./ObjectReplacements/Object 21" xlink:type="simple" xlink:show="embed" xlink:actuate="onLoad"/></draw:frame></text:span><text:span text:style-name="T5">, the relationship between the groups. <text:s/>For recruitment to occur each group must regard the other as a FRIEND.</text:span></text:p>
        </text:list-item>
      </text:list>
      <text:p text:style-name="P4"><text:soft-page-break/><text:span text:style-name="T5">Group </text:span>f<text:span text:style-name="T5"> will attempt to recruit as many new members as it can vet during the time interval:</text:span></text:p>
      <text:p text:style-name="P4"><text:span text:style-name="T5"><text:tab/></text:span><text:span text:style-name="T5"><draw:frame draw:style-name="fr1" draw:name="Object12" text:anchor-type="as-char" svg:width="3.3898in" svg:height="0.278in" draw:z-index="61"><draw:object xlink:href="./Object 22" xlink:type="simple" xlink:show="embed" xlink:actuate="onLoad"/><draw:image xlink:href="./ObjectReplacements/Object 22" xlink:type="simple" xlink:show="embed" xlink:actuate="onLoad"/></draw:frame></text:span></text:p>
      <text:p text:style-name="P2">TBD:</text:p>
      <text:list xml:id="list139879515" text:style-name="L12">
        <text:list-item>
          <text:p text:style-name="P38"><text:span text:style-name="T5">How to allocate </text:span>f<text:span text:style-name="T5">'s recruits across groups </text:span>ng<text:span text:style-name="T5">.</text:span></text:p>
        </text:list-item>
        <text:list-item>
          <text:p text:style-name="P38"><text:span text:style-name="T5">How to share </text:span>ng<text:span text:style-name="T5">'s potential groups across all recruiting groups </text:span>f<text:span text:style-name="T5">.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Attrition, Draft 3<text:tab/>Athena Analyst's Guide, V1<text:tab/>June, 2009</text:p>
      </style:header>
      <style:footer>
        <text:p text:style-name="Footer"><text:tab/><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6-04T09:25:10</dc:date>
    <meta:editing-duration>PT517H09M42S</meta:editing-duration>
    <meta:editing-cycles>197</meta:editing-cycles>
    <meta:generator>OpenOffice.org/3.0$Linux OpenOffice.org_project/300m15$Build-9379</meta:generator>
    <meta:print-date>2009-06-02T13:43:00</meta:print-date>
    <dc:creator>Will Duquette</dc:creator>
    <meta:printed-by>Will Duquette</meta:printed-by>
    <meta:document-statistic meta:table-count="2" meta:image-count="0" meta:object-count="64" meta:page-count="22" meta:paragraph-count="335" meta:word-count="4415" meta:character-count="2615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10/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1/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o math:stretchy="false">(</math:mo>
        <math:mi>t</math:mi>
        <math:mo math:stretchy="false">)</math:mo>
      </math:mrow>
    </math:mrow>
    <math:annotation math:encoding="StarMath 5.0">militants_ng(t)</math:annotation>
  </math:semantics>
</math:math>
</file>

<file path=Object 12/content.xml><?xml version="1.0" encoding="utf-8"?>
<!DOCTYPE math  PUBLIC '-//OpenOffice.org//DTD Modified W3C MathML 1.01//EN'  'math.dtd'>
<math:math xmlns:math="http://www.w3.org/1998/Math/MathML">
  <math:semantics>
    <math:mrow>
      <math:msub>
        <math:mi math:fontstyle="italic">mp</math:mi>
        <math:mi math:fontstyle="italic">ng</math:mi>
      </math:msub>
      <math:mrow>
        <math:mo math:stretchy="false">(</math:mo>
        <math:mi>t</math:mi>
        <math:mo math:stretchy="false">)</math:mo>
      </math:mrow>
    </math:mrow>
    <math:annotation math:encoding="StarMath 5.0">mp_ng(t)</math:annotation>
  </math:semantics>
</math:math>
</file>

<file path=Object 13/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row>
          <math:mo math:stretchy="false">(</math:mo>
          <math:mi>t</math:mi>
          <math:mo math:stretchy="false">)</math:mo>
        </math:mrow>
        <math:mo math:stretchy="false">=</math:mo>
        <math:msub>
          <math:mi math:fontstyle="italic">population</math:mi>
          <math:mi math:fontstyle="italic">ng</math:mi>
        </math:msub>
      </math:mrow>
      <math:mrow>
        <math:mrow>
          <math:mo math:stretchy="false">(</math:mo>
          <math:mi>t</math:mi>
          <math:mo math:stretchy="false">)</math:mo>
        </math:mrow>
        <math:mo math:stretchy="false">⋅</math:mo>
        <math:msub>
          <math:mi math:fontstyle="italic">mp</math:mi>
          <math:mi math:fontstyle="italic">ng</math:mi>
        </math:msub>
      </math:mrow>
      <math:mrow>
        <math:mo math:stretchy="false">(</math:mo>
        <math:mi>t</math:mi>
        <math:mo math:stretchy="false">)</math:mo>
      </math:mrow>
    </math:mrow>
    <math:annotation math:encoding="StarMath 5.0">militants_ng(t) = population_ng(t) cdot mp_ng(t)</math:annotation>
  </math:semantics>
</math:math>
</file>

<file path=Object 14/content.xml><?xml version="1.0" encoding="utf-8"?>
<!DOCTYPE math  PUBLIC '-//OpenOffice.org//DTD Modified W3C MathML 1.01//EN'  'math.dtd'>
<math:math xmlns:math="http://www.w3.org/1998/Math/MathML">
  <math:semantics>
    <math:mrow>
      <math:msub>
        <math:mi math:fontstyle="italic">recruited</math:mi>
        <math:mi math:fontstyle="italic">ng</math:mi>
      </math:msub>
      <math:mrow>
        <math:mo math:stretchy="false">(</math:mo>
        <math:mi>t</math:mi>
        <math:mo math:stretchy="false">)</math:mo>
      </math:mrow>
    </math:mrow>
    <math:annotation math:encoding="StarMath 5.0">recruited_ng(t)</math:annotation>
  </math:semantics>
</math:math>
</file>

<file path=Object 15/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row>
          <math:mo math:stretchy="false">(</math:mo>
          <math:mi>t</math:mi>
          <math:mo math:stretchy="false">)</math:mo>
        </math:mrow>
        <math:mo math:stretchy="false">=</math:mo>
        <math:mi>max</math:mi>
      </math:mrow>
      <math:mrow>
        <math:mo math:stretchy="false">(</math:mo>
        <math:mrow>
          <math:msub>
            <math:mi math:fontstyle="italic">militants</math:mi>
            <math:mi math:fontstyle="italic">ng</math:mi>
          </math:msub>
          <math:mrow>
            <math:mrow>
              <math:mo math:stretchy="false">(</math:mo>
              <math:mi>t</math:mi>
              <math:mo math:stretchy="false">)</math:mo>
            </math:mrow>
            <math:mo math:stretchy="false">−</math:mo>
            <math:msub>
              <math:mi math:fontstyle="italic">recruited</math:mi>
              <math:mi math:fontstyle="italic">ng</math:mi>
            </math:msub>
          </math:mrow>
          <math:mrow>
            <math:mo math:stretchy="false">(</math:mo>
            <math:mi>t</math:mi>
            <math:mo math:stretchy="false">)</math:mo>
          </math:mrow>
          <math:mi>,</math:mi>
          <math:mn>0</math:mn>
        </math:mrow>
        <math:mo math:stretchy="false">)</math:mo>
      </math:mrow>
    </math:mrow>
    <math:annotation math:encoding="StarMath 5.0">unrecruited_ng(t) = func max(militants_ng(t) - recruited_ng(t), 0)</math:annotation>
  </math:semantics>
</math:math>
</file>

<file path=Object 1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8/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o math:stretchy="false">(</math:mo>
        <math:msub>
          <math:mi>t</math:mi>
          <math:mn>1</math:mn>
        </math:msub>
        <math:mo math:stretchy="false">)</math:mo>
      </math:mrow>
    </math:mrow>
    <math:annotation math:encoding="StarMath 5.0">unrecruited_ng(t_1)</math:annotation>
  </math:semantics>
</math:math>
</file>

<file path=Object 19/content.xml><?xml version="1.0" encoding="utf-8"?>
<!DOCTYPE math  PUBLIC '-//OpenOffice.org//DTD Modified W3C MathML 1.01//EN'  'math.dtd'>
<math:math xmlns:math="http://www.w3.org/1998/Math/MathML">
  <math:semantics>
    <math:mrow>
      <math:msub>
        <math:mi math:fontstyle="italic">personnel</math:mi>
        <math:mi math:fontstyle="italic">nf</math:mi>
      </math:msub>
      <math:mrow>
        <math:mo math:stretchy="false">(</math:mo>
        <math:msub>
          <math:mi>t</math:mi>
          <math:mn>0</math:mn>
        </math:msub>
        <math:mo math:stretchy="false">)</math:mo>
      </math:mrow>
    </math:mrow>
    <math:annotation math:encoding="StarMath 5.0">personnel_nf(t_0)</math:annotation>
  </math:semantics>
</math:math>
</file>

<file path=Object 2/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2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1/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22/content.xml><?xml version="1.0" encoding="utf-8"?>
<!DOCTYPE math  PUBLIC '-//OpenOffice.org//DTD Modified W3C MathML 1.01//EN'  'math.dtd'>
<math:math xmlns:math="http://www.w3.org/1998/Math/MathML">
  <math:semantics>
    <math:mrow>
      <math:msub>
        <math:mi math:fontstyle="italic">maxRecruits</math:mi>
        <math:mi math:fontstyle="italic">nf</math:mi>
      </math:msub>
      <math:mrow>
        <math:mrow>
          <math:mo math:stretchy="false">(</math:mo>
          <math:msub>
            <math:mi>t</math:mi>
            <math:mn>1</math:mn>
          </math:msub>
          <math:mo math:stretchy="false">)</math:mo>
        </math:mrow>
        <math:mo math:stretchy="false">=</math:mo>
        <math:mrow>
          <math:mi math:fontstyle="italic">MVR</math:mi>
          <math:mo math:stretchy="false">⋅</math:mo>
          <math:msub>
            <math:mi math:fontstyle="italic">personnel</math:mi>
            <math:mi math:fontstyle="italic">nf</math:mi>
          </math:msub>
        </math:mrow>
      </math:mrow>
      <math:mrow>
        <math:mrow>
          <math:mo math:stretchy="false">(</math:mo>
          <math:msub>
            <math:mi>t</math:mi>
            <math:mn>0</math:mn>
          </math:msub>
          <math:mo math:stretchy="false">)</math:mo>
        </math:mrow>
        <math:mo math:stretchy="false">×</math:mo>
        <math:mrow>
          <math:mo math:stretchy="false">(</math:mo>
          <math:mrow>
            <math:msub>
              <math:mi>t</math:mi>
              <math:mn>1</math:mn>
            </math:msub>
            <math:mo math:stretchy="false">−</math:mo>
            <math:msub>
              <math:mi>t</math:mi>
              <math:mn>0</math:mn>
            </math:msub>
          </math:mrow>
          <math:mo math:stretchy="false">)</math:mo>
        </math:mrow>
      </math:mrow>
    </math:mrow>
    <math:annotation math:encoding="StarMath 5.0">maxRecruits_nf(t_1) = MVR cdot personnel_nf(t_0) times (t_1 - t_0) </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math:mo>
        <math:mi/>
      </math:mrow>
      <math:mn>1.0</math:mn>
    </math:mrow>
    <math:annotation math:encoding="StarMath 5.0">-1.0 `&lt;=` R `&lt;=` 1.0</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content.xml><?xml version="1.0" encoding="utf-8"?>
<!DOCTYPE math  PUBLIC '-//OpenOffice.org//DTD Modified W3C MathML 1.01//EN'  'math.dtd'>
<math:math xmlns:math="http://www.w3.org/1998/Math/MathML">
  <math:semantics>
    <math:mrow>
      <math:mi>R</math:mi>
      <math:mrow>
        <math:mi/>
        <math:mo math:stretchy="false">=</math:mo>
        <math:mi/>
      </math:mrow>
      <math:mn>1.0</math:mn>
    </math:mrow>
    <math:annotation math:encoding="StarMath 5.0">R`=`1.0</math:annotation>
  </math:semantics>
</math:math>
</file>

<file path=Object 40/content.xml><?xml version="1.0" encoding="utf-8"?>
<!DOCTYPE math  PUBLIC '-//OpenOffice.org//DTD Modified W3C MathML 1.01//EN'  'math.dtd'>
<math:math xmlns:math="http://www.w3.org/1998/Math/MathML">
  <math:semantics>
    <math:mrow>
      <math:mo math:stretchy="false">−</math:mo>
      <math:mn>0.5</math:mn>
    </math:mrow>
    <math:annotation math:encoding="StarMath 5.0">-0.5</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sub>
            <math:mi>Z</math:mi>
            <math:mi math:fontstyle="italic">attack</math:mi>
          </math:msub>
          <math:mrow>
            <math:mrow>
              <math:mrow>
                <math:mrow>
                  <math:mrow>
                    <math:mo math:stretchy="false">(</math:mo>
                    <math:mi math:fontstyle="italic">TBD</math:mi>
                    <math:mo math:stretchy="false">)</math:mo>
                  </math:mrow>
                  <math:mo math:stretchy="false">×</math:mo>
                  <math:mfenced math:open="" math:close="">
                    <math:mfrac>
                      <math:mrow>
                        <math:mn>100</math:mn>
                        <math:mo math:stretchy="false">−</math:mo>
                        <math:msub>
                          <math:mi math:fontstyle="italic">security</math:mi>
                          <math:mi math:fontstyle="italic">UF</math:mi>
                        </math:msub>
                      </math:mrow>
                      <math:mn>100</math:mn>
                    </math:mfrac>
                  </math:mfenced>
                </math:mrow>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o math:stretchy="false">Δ</math:mo>
          </math:mrow>
          <math:mi>T</math:mi>
        </math:mrow>
      </math:mfenced>
    </math:mrow>
    <math:annotation math:encoding="StarMath 5.0">N_p = func round left(
      Z_attack(TBD) times left({100 - security_UF} over 100 right)
                    times {%OMEGA_NF over {hat %OMEGA}_NF}
                    times {cov_UF over nomcov_UF}
                    times %DELTA T
      right)</math:annotation>
  </math:semantics>
</math:math>
</file>

<file path=Object 46/content.xml><?xml version="1.0" encoding="utf-8"?>
<!DOCTYPE math  PUBLIC '-//OpenOffice.org//DTD Modified W3C MathML 1.01//EN'  'math.dtd'>
<math:math xmlns:math="http://www.w3.org/1998/Math/MathML">
  <math:semantics>
    <math:msub>
      <math:mi>Z</math:mi>
      <math:mi math:fontstyle="italic">attack</math:mi>
    </math:msub>
    <math:annotation math:encoding="StarMath 5.0">Z_attack</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row>
      <math:mi>R</math:mi>
      <math:mrow>
        <math:mi/>
        <math:mo math:stretchy="false">=</math:mo>
        <math:mrow>
          <math:mi/>
          <math:mo math:stretchy="false">−</math:mo>
          <math:mn>1.0</math:mn>
        </math:mrow>
      </math:mrow>
    </math:mrow>
    <math:annotation math:encoding="StarMath 5.0">R`=`-1.0</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NU</math:mi>
      <math:mi math:fontstyle="italic">attack</math:mi>
    </math:msub>
    <math:annotation math:encoding="StarMath 5.0">NU_attack</math:annotation>
  </math:semantics>
</math:math>
</file>

<file path=Object 54/content.xml><?xml version="1.0" encoding="utf-8"?>
<!DOCTYPE math  PUBLIC '-//OpenOffice.org//DTD Modified W3C MathML 1.01//EN'  'math.dtd'>
<math:math xmlns:math="http://www.w3.org/1998/Math/MathML">
  <math:semantics>
    <math:msub>
      <math:mi math:fontstyle="italic">NN</math:mi>
      <math:mi math:fontstyle="italic">attack</math:mi>
    </math:msub>
    <math:annotation math:encoding="StarMath 5.0">NN_attack</math:annotation>
  </math:semantics>
</math:math>
</file>

<file path=Object 55/content.xml><?xml version="1.0" encoding="utf-8"?>
<!DOCTYPE math  PUBLIC '-//OpenOffice.org//DTD Modified W3C MathML 1.01//EN'  'math.dtd'>
<math:math xmlns:math="http://www.w3.org/1998/Math/MathML">
  <math:semantics>
    <math:mrow>
      <math:msub>
        <math:mi math:fontstyle="italic">NN</math:mi>
        <math:mi math:fontstyle="italic">attack</math:mi>
      </math:msub>
      <math:mo math:stretchy="false">&lt;</math:mo>
      <math:msub>
        <math:mi math:fontstyle="italic">MAXNN</math:mi>
        <math:mi math:fontstyle="italic">attack</math:mi>
      </math:msub>
    </math:mrow>
    <math:annotation math:encoding="StarMath 5.0">NN_attack &lt; MAXNN_attack</math:annotation>
  </math:semantics>
</math:math>
</file>

<file path=Object 56/content.xml><?xml version="1.0" encoding="utf-8"?>
<!DOCTYPE math  PUBLIC '-//OpenOffice.org//DTD Modified W3C MathML 1.01//EN'  'math.dtd'>
<math:math xmlns:math="http://www.w3.org/1998/Math/MathML">
  <math:semantics>
    <math:msub>
      <math:mi math:fontstyle="italic">MAXNN</math:mi>
      <math:mi math:fontstyle="italic">attack</math:mi>
    </math:msub>
    <math:annotation math:encoding="StarMath 5.0">MAXNN_attack</math:annotation>
  </math:semantics>
</math:math>
</file>

<file path=Object 5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59/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n>0.6</math:mn>
      </math:mrow>
      <math:mrow>
        <math:mi/>
        <math:mo math:stretchy="false">≤</math:mo>
        <math:mi/>
      </math:mrow>
      <math:mi>R</math:mi>
      <math:mrow>
        <math:mi/>
        <math:mo math:stretchy="false">≤</math:mo>
        <math:mi/>
      </math:mrow>
      <math:mn>0.6</math:mn>
    </math:mrow>
    <math:annotation math:encoding="StarMath 5.0">-0.6 `&lt;=` R `&lt;=` 0.6</math:annotation>
  </math:semantics>
</math:math>
</file>

<file path=Object 60/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61/content.xml><?xml version="1.0" encoding="utf-8"?>
<!DOCTYPE math  PUBLIC '-//OpenOffice.org//DTD Modified W3C MathML 1.01//EN'  'math.dtd'>
<math:math xmlns:math="http://www.w3.org/1998/Math/MathML">
  <math:semantics>
    <math:mrow>
      <math:msub>
        <math:mi math:fontstyle="italic">NU</math:mi>
        <math:mi math:fontstyle="italic">total</math:mi>
      </math:msub>
      <math:mrow>
        <math:mi/>
        <math:mo math:stretchy="false">=</math:mo>
        <math:mi/>
      </math:mrow>
      <math:mrow>
        <math:msub>
          <math:mi math:fontstyle="italic">NU</math:mi>
          <math:mi math:fontstyle="italic">attack</math:mi>
        </math:msub>
        <math:mo math:stretchy="false">×</math:mo>
        <math:msub>
          <math:mi>N</math:mi>
          <math:mi>a</math:mi>
        </math:msub>
      </math:mrow>
    </math:mrow>
    <math:annotation math:encoding="StarMath 5.0">NU_total `=` NU_attack times N_a</math:annotation>
  </math:semantics>
</math:math>
</file>

<file path=Object 62/content.xml><?xml version="1.0" encoding="utf-8"?>
<!DOCTYPE math  PUBLIC '-//OpenOffice.org//DTD Modified W3C MathML 1.01//EN'  'math.dtd'>
<math:math xmlns:math="http://www.w3.org/1998/Math/MathML">
  <math:semantics>
    <math:mrow>
      <math:msub>
        <math:mi math:fontstyle="italic">NN</math:mi>
        <math:mi math:fontstyle="italic">total</math:mi>
      </math:msub>
      <math:mrow>
        <math:mi/>
        <math:mo math:stretchy="false">=</math:mo>
        <math:mi/>
      </math:mrow>
      <math:mi>floor</math:mi>
      <math:mfenced math:open="" math:close="">
        <math:mrow>
          <math:msub>
            <math:mi math:fontstyle="italic">NN</math:mi>
            <math:mi math:fontstyle="italic">attack</math:mi>
          </math:msub>
          <math:mo math:stretchy="false">×</math:mo>
          <math:msub>
            <math:mi>N</math:mi>
            <math:mi>a</math:mi>
          </math:msub>
        </math:mrow>
      </math:mfenced>
    </math:mrow>
    <math:annotation math:encoding="StarMath 5.0">NN_total `=` func floor left(NN_attack times N_a right)</math:annotation>
  </math:semantics>
</math:math>
</file>

<file path=Object 63/content.xml><?xml version="1.0" encoding="utf-8"?>
<!DOCTYPE math  PUBLIC '-//OpenOffice.org//DTD Modified W3C MathML 1.01//EN'  'math.dtd'>
<math:math xmlns:math="http://www.w3.org/1998/Math/MathML">
  <math:semantics>
    <math:mrow>
      <math:msub>
        <math:mi math:fontstyle="italic">NC</math:mi>
        <math:mi math:fontstyle="italic">total</math:mi>
      </math:msub>
      <math:mo math:stretchy="false">=</math:mo>
      <math:mrow>
        <math:mi math:fontstyle="italic">ECDC</math:mi>
        <math:mo math:stretchy="false">×</math:mo>
        <math:msub>
          <math:mi math:fontstyle="italic">NN</math:mi>
          <math:mi math:fontstyle="italic">total</math:mi>
        </math:msub>
      </math:mrow>
    </math:mrow>
    <math:annotation math:encoding="StarMath 5.0">NC_total = ECDC times NN_total</math:annotation>
  </math:semantics>
</math:math>
</file>

<file path=Object 64/content.xml><?xml version="1.0" encoding="utf-8"?>
<!DOCTYPE math  PUBLIC '-//OpenOffice.org//DTD Modified W3C MathML 1.01//EN'  'math.dtd'>
<math:math xmlns:math="http://www.w3.org/1998/Math/MathML">
  <math:semantics>
    <math:mrow>
      <math:msub>
        <math:mi math:fontstyle="italic">NN</math:mi>
        <math:mi math:fontstyle="italic">attack</math:mi>
      </math:msub>
      <math:mrow>
        <math:mi/>
        <math:mo math:stretchy="false">=</math:mo>
        <math:mi/>
      </math:mrow>
      <math:mrow>
        <math:mrow>
          <math:msub>
            <math:mi math:fontstyle="italic">NU</math:mi>
            <math:mi math:fontstyle="italic">attack</math:mi>
          </math:msub>
          <math:mo math:stretchy="false">×</math:mo>
          <math:mfrac>
            <math:mn>1</math:mn>
            <math:mi math:fontstyle="italic">ALER</math:mi>
          </math:mfrac>
        </math:mrow>
        <math:mo math:stretchy="false">×</math:mo>
        <math:mfenced math:open="" math:close="">
          <math:mfrac>
            <math:msub>
              <math:mo math:stretchy="false">Ω</math:mo>
              <math:mi math:fontstyle="italic">UF</math:mi>
            </math:msub>
            <math:mrow>
              <math:mi>min</math:mi>
              <math:mrow>
                <math:mo math:stretchy="false">(</math:mo>
                <math:mrow>
                  <math:msub>
                    <math:mo math:stretchy="false">Ω</math:mo>
                    <math:mi math:fontstyle="italic">NF</math:mi>
                  </math:msub>
                  <math:mi>,</math:mi>
                  <math:mn>10</math:mn>
                </math:mrow>
                <math:mo math:stretchy="false">)</math:mo>
              </math:mrow>
            </math:mrow>
          </math:mfrac>
        </math:mfenced>
      </math:mrow>
    </math:mrow>
    <math:annotation math:encoding="StarMath 5.0">NN_attack `=` NU_attack times 
              {1 over ALER} times
              left ( %OMEGA_UF over {func min(%OMEGA_NF, 10)} right ) </math:annotation>
  </math:semantics>
</math:math>
</file>

<file path=Object 66/content.xml><?xml version="1.0" encoding="utf-8"?>
<!DOCTYPE math  PUBLIC '-//OpenOffice.org//DTD Modified W3C MathML 1.01//EN'  'math.dtd'>
<math:math xmlns:math="http://www.w3.org/1998/Math/MathML">
  <math:semantics>
    <math:mrow>
      <math:mrow>
        <math:msub>
          <math:mi>N</math:mi>
          <math:mi>a</math:mi>
        </math:msub>
        <math:mo math:stretchy="false">=</math:mo>
        <math:mi>min</math:mi>
      </math:mrow>
      <math:mfenced math:open="[" math:close="]">
        <math:mrow>
          <math:msub>
            <math:mi>N</math:mi>
            <math:mi>p</math:mi>
          </math:msub>
          <math:mi>,</math:mi>
          <math:mi>floor</math:mi>
          <math:mfenced math:open="" math:close="">
            <math:mfrac>
              <math:msub>
                <math:mi math:fontstyle="italic">personnel</math:mi>
                <math:mi math:fontstyle="italic">NF</math:mi>
              </math:msub>
              <math:msub>
                <math:mi math:fontstyle="italic">NN</math:mi>
                <math:mi math:fontstyle="italic">attack</math:mi>
              </math:msub>
            </math:mfrac>
          </math:mfenced>
        </math:mrow>
      </math:mfenced>
    </math:mrow>
    <math:annotation math:encoding="StarMath 5.0">N_a = func min left[N_p, func floor left(personnel_NF over NN_attack right) right]

</math:annotation>
  </math:semantics>
</math:math>
</file>

<file path=Object 7/content.xml><?xml version="1.0" encoding="utf-8"?>
<!DOCTYPE math  PUBLIC '-//OpenOffice.org//DTD Modified W3C MathML 1.01//EN'  'math.dtd'>
<math:math xmlns:math="http://www.w3.org/1998/Math/MathML">
  <math:semantics>
    <math:mrow>
      <math:mn>0.3</math:mn>
      <math:mrow>
        <math:mi/>
        <math:mo math:stretchy="false">≤</math:mo>
        <math:mi/>
      </math:mrow>
      <math:mi>R</math:mi>
      <math:mrow>
        <math:mi/>
        <math:mo math:stretchy="false">≤</math:mo>
        <math:mi/>
      </math:mrow>
      <math:mn>1.0</math:mn>
    </math:mrow>
    <math:annotation math:encoding="StarMath 5.0">0.3 `&lt;=` R `&lt;=` 1.0</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n>0.1</math:mn>
      </math:mrow>
      <math:mrow>
        <math:mi/>
        <math:mo math:stretchy="false">≤</math:mo>
        <math:mi/>
      </math:mrow>
      <math:mi>R</math:mi>
      <math:mrow>
        <math:mi/>
        <math:mo math:stretchy="false">&lt;</math:mo>
        <math:mi/>
      </math:mrow>
      <math:mn>0.3</math:mn>
    </math:mrow>
    <math:annotation math:encoding="StarMath 5.0">-0.1 `&lt;=` R `&lt;` 0.3</math:annotation>
  </math:semantics>
</math:math>
</file>

<file path=Object 9/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lt;</math:mo>
        <math:mrow>
          <math:mi/>
          <math:mo math:stretchy="false">−</math:mo>
          <math:mn>0.1</math:mn>
        </math:mrow>
      </math:mrow>
    </math:mrow>
    <math:annotation math:encoding="StarMath 5.0">-1.0 `&lt;=` R `&lt;` -0.1</math:annotation>
  </math:semantics>
</math:math>
</file>